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Arial, Helvetica, sans-serif"/>
    <style:font-face style:name="Lucida Sans Unicode" svg:font-family="'Lucida Sans Unicode', 'Lucida Grande', Verdana, Arial, Helvetica, sans-serif"/>
    <style:font-face style:name="Mangal1" svg:font-family="Mangal"/>
    <style:font-face style:name="monospace" svg:font-family="monospace,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0.53cm" table:align="left"/>
    </style:style>
    <style:style style:name="Tabla1.A" style:family="table-column">
      <style:table-column-properties style:column-width="4.403cm"/>
    </style:style>
    <style:style style:name="Tabla1.B" style:family="table-column">
      <style:table-column-properties style:column-width="6.128cm"/>
    </style:style>
    <style:style style:name="Tabla1.A1" style:family="table-cell">
      <style:table-cell-properties style:vertical-align="middle" fo:padding="0cm" fo:border="none"/>
    </style:style>
    <style:style style:name="Tabla1.A2" style:family="table-cell">
      <style:table-cell-properties style:vertical-align="middle" fo:padding="0.132cm" fo:border="0.05pt solid #000000"/>
    </style:style>
    <style:style style:name="P1" style:family="paragraph" style:parent-style-name="Heading_20_3">
      <style:paragraph-properties fo:margin-left="0cm" fo:margin-right="0cm" fo:orphans="2" fo:widows="2" fo:text-indent="0cm" style:auto-text-indent="false"/>
      <style:text-properties fo:font-variant="normal" fo:text-transform="none" style:font-name="Lato" fo:letter-spacing="normal" fo:font-style="normal" fo:font-weight="bold"/>
    </style:style>
    <style:style style:name="P2" style:family="paragraph" style:parent-style-name="Preformatted_20_Text">
      <style:paragraph-properties fo:orphans="2" fo:widows="2"/>
    </style:style>
    <style:style style:name="P3" style:family="paragraph" style:parent-style-name="Preformatted_20_Text">
      <style:paragraph-properties fo:margin-left="0cm" fo:margin-right="0cm" fo:orphans="2" fo:widows="2" fo:text-indent="0cm" style:auto-text-indent="false"/>
    </style:style>
    <style:style style:name="P4" style:family="paragraph" style:parent-style-name="Preformatted_20_Text">
      <style:paragraph-properties fo:margin-top="0cm" fo:margin-bottom="0.499cm" loext:contextual-spacing="false" fo:orphans="2" fo:widows="2"/>
    </style:style>
    <style:style style:name="P5" style:family="paragraph" style:parent-style-name="Table_20_Heading">
      <style:text-properties fo:font-size="2pt" style:font-size-asian="2pt" style:font-size-complex="2pt"/>
    </style:style>
    <style:style style:name="P6" style:family="paragraph" style:parent-style-name="Text_20_body" style:list-style-name="L1">
      <style:paragraph-properties style:line-height-at-least="0.688cm" fo:orphans="2" fo:widows="2"/>
    </style:style>
    <style:style style:name="P7" style:family="paragraph" style:parent-style-name="Text_20_body" style:list-style-name="L2">
      <style:paragraph-properties style:line-height-at-least="0.688cm" fo:orphans="2" fo:widows="2"/>
    </style:style>
    <style:style style:name="P8" style:family="paragraph" style:parent-style-name="Text_20_body" style:list-style-name="L3">
      <style:paragraph-properties style:line-height-at-least="0.688cm" fo:orphans="2" fo:widows="2"/>
    </style:style>
    <style:style style:name="P9" style:family="paragraph" style:parent-style-name="Text_20_body" style:list-style-name="L4">
      <style:paragraph-properties style:line-height-at-least="0.688cm" fo:orphans="2" fo:widows="2"/>
    </style:style>
    <style:style style:name="P10" style:family="paragraph" style:parent-style-name="Text_20_body" style:list-style-name="L5">
      <style:paragraph-properties style:line-height-at-least="0.688cm" fo:orphans="2" fo:widows="2"/>
    </style:style>
    <style:style style:name="P11" style:family="paragraph" style:parent-style-name="Text_20_body" style:list-style-name="L6">
      <style:paragraph-properties style:line-height-at-least="0.688cm" fo:orphans="2" fo:widows="2"/>
      <style:text-properties fo:font-variant="normal" fo:text-transform="none" style:font-name="Lucida Sans Unicode" fo:font-size="12pt" fo:letter-spacing="normal" fo:font-style="normal" fo:font-weight="normal"/>
    </style:style>
    <style:style style:name="P12" style:family="paragraph" style:parent-style-name="Text_20_body">
      <style:text-properties officeooo:rsid="0000b067" officeooo:paragraph-rsid="0000b067"/>
    </style:style>
    <style:style style:name="P13" style:family="paragraph" style:parent-style-name="Text_20_body">
      <style:paragraph-properties fo:margin-left="0cm" fo:margin-right="0cm" fo:orphans="2" fo:widows="2" fo:text-indent="0cm" style:auto-text-indent="false" fo:padding="0cm" fo:border="none"/>
    </style:style>
    <style:style style:name="P14" style:family="paragraph" style:parent-style-name="Text_20_body">
      <style:paragraph-properties fo:margin-left="0cm" fo:margin-right="0cm" fo:orphans="2" fo:widows="2" fo:text-indent="0cm" style:auto-text-indent="false" fo:padding="0cm" fo:border="none"/>
      <style:text-properties fo:font-variant="normal" fo:text-transform="none" style:font-name="Lucida Sans Unicode" fo:font-size="12pt" fo:letter-spacing="normal" fo:font-style="normal" fo:font-weight="normal"/>
    </style:style>
    <style:style style:name="P15" style:family="paragraph" style:parent-style-name="Text_20_body" style:list-style-name="L1">
      <style:paragraph-properties fo:margin-top="0cm" fo:margin-bottom="0cm" loext:contextual-spacing="false" style:line-height-at-least="0.688cm" fo:orphans="2" fo:widows="2"/>
    </style:style>
    <style:style style:name="P16" style:family="paragraph" style:parent-style-name="Text_20_body" style:list-style-name="L2">
      <style:paragraph-properties fo:margin-top="0cm" fo:margin-bottom="0cm" loext:contextual-spacing="false" style:line-height-at-least="0.688cm" fo:orphans="2" fo:widows="2"/>
    </style:style>
    <style:style style:name="P17" style:family="paragraph" style:parent-style-name="Text_20_body" style:list-style-name="L3">
      <style:paragraph-properties fo:margin-top="0cm" fo:margin-bottom="0cm" loext:contextual-spacing="false" style:line-height-at-least="0.688cm" fo:orphans="2" fo:widows="2"/>
    </style:style>
    <style:style style:name="P18" style:family="paragraph" style:parent-style-name="Text_20_body" style:list-style-name="L4">
      <style:paragraph-properties fo:margin-top="0cm" fo:margin-bottom="0cm" loext:contextual-spacing="false" style:line-height-at-least="0.688cm" fo:orphans="2" fo:widows="2"/>
    </style:style>
    <style:style style:name="P19" style:family="paragraph" style:parent-style-name="Text_20_body" style:list-style-name="L5">
      <style:paragraph-properties fo:margin-top="0cm" fo:margin-bottom="0cm" loext:contextual-spacing="false" style:line-height-at-least="0.688cm" fo:orphans="2" fo:widows="2"/>
    </style:style>
    <style:style style:name="P20" style:family="paragraph" style:parent-style-name="Text_20_body" style:list-style-name="L6">
      <style:paragraph-properties fo:margin-top="0cm" fo:margin-bottom="0cm" loext:contextual-spacing="false" style:line-height-at-least="0.688cm" fo:orphans="2" fo:widows="2"/>
      <style:text-properties fo:font-variant="normal" fo:text-transform="none" style:font-name="Lucida Sans Unicode" fo:font-size="12pt" fo:letter-spacing="normal" fo:font-style="normal" fo:font-weight="normal"/>
    </style:style>
    <style:style style:name="T1" style:family="text">
      <style:text-properties fo:color="#00008b" style:text-line-through-style="none" style:text-line-through-type="none" style:font-name="Lucida Sans Unicode" fo:font-size="12pt" style:text-underline-style="none" style:text-blinking="false" fo:background-color="transparent" loext:char-shading-value="0"/>
    </style:style>
    <style:style style:name="T2" style:family="text">
      <style:text-properties style:font-name="Lucida Sans Unicode" fo:font-size="12pt"/>
    </style:style>
    <style:style style:name="T3" style:family="text">
      <style:text-properties fo:font-variant="normal" fo:text-transform="none" style:font-name="Lucida Sans Unicode" fo:font-size="12pt" fo:letter-spacing="normal" fo:font-style="normal" fo:font-weight="normal"/>
    </style:style>
    <style:style style:name="T4" style:family="text">
      <style:text-properties fo:font-variant="normal" fo:text-transform="none" fo:color="#8b0000" style:font-name="Lucida Sans Unicode" fo:font-size="12pt" fo:letter-spacing="normal" fo:font-style="normal" fo:font-weight="bold"/>
    </style:style>
    <style:style style:name="T5" style:family="text">
      <style:text-properties fo:font-variant="normal" fo:text-transform="none" fo:color="#00008b" style:text-line-through-style="none" style:text-line-through-type="none" style:font-name="Lucida Sans Unicode" fo:font-size="12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006400" style:font-name="Lucida Sans Unicode" fo:font-size="12pt" fo:letter-spacing="normal" fo:font-style="normal" fo:font-weight="normal"/>
    </style:style>
    <style:style style:name="T7" style:family="text">
      <style:text-properties fo:font-variant="normal" fo:text-transform="none" fo:color="#888888" style:font-name="monospace" fo:font-size="10.5pt" fo:letter-spacing="normal" fo:font-style="normal" fo:font-weight="normal" fo:background-color="#333333" loext:char-shading-value="0"/>
    </style:style>
    <style:style style:name="T8" style:family="text">
      <style:text-properties fo:font-variant="normal" fo:text-transform="none" fo:color="#fcc28c" style:font-name="monospace" fo:font-size="10.5pt" fo:letter-spacing="normal" fo:font-style="normal" fo:font-weight="normal" fo:background-color="#333333" loext:char-shading-value="0"/>
    </style:style>
    <style:style style:name="T9" style:family="text">
      <style:text-properties fo:font-variant="normal" fo:text-transform="none" fo:color="#ffffff" style:font-name="monospace" fo:font-size="10.5pt" fo:letter-spacing="normal" fo:font-style="normal" fo:font-weight="normal" fo:background-color="#333333" loext:char-shading-value="0"/>
    </style:style>
    <style:style style:name="T10" style:family="text">
      <style:text-properties fo:font-variant="normal" fo:text-transform="none" fo:color="#ffffff" fo:letter-spacing="normal" fo:background-color="#333333" loext:char-shading-value="0"/>
    </style:style>
    <style:style style:name="T11" style:family="text">
      <style:text-properties fo:font-variant="normal" fo:text-transform="none" fo:color="#ffffaa" style:font-name="monospace" fo:font-size="10.5pt" fo:letter-spacing="normal" fo:font-style="normal" fo:font-weight="normal" fo:background-color="#333333" loext:char-shading-value="0"/>
    </style:style>
    <style:style style:name="T12" style:family="text">
      <style:text-properties fo:font-variant="normal" fo:text-transform="none" fo:color="#a2fca2" style:font-name="monospace" fo:font-size="10.5pt" fo:letter-spacing="normal" fo:font-style="normal" fo:font-weight="normal" fo:background-color="#333333" loext:char-shading-value="0"/>
    </style:style>
    <style:style style:name="T13" style:family="text">
      <style:text-properties fo:font-variant="normal" fo:text-transform="none" fo:color="#d36363" style:font-name="monospace" fo:font-size="10.5pt" fo:letter-spacing="normal" fo:font-style="normal" fo:font-weight="normal" fo:background-color="#333333" loext:char-shading-value="0"/>
    </style:style>
    <style:style style:name="T14" style:family="text">
      <style:text-properties fo:font-variant="normal" fo:text-transform="none" fo:color="#62c8f3" style:font-name="monospace" fo:font-size="10.5pt" fo:letter-spacing="normal" fo:font-style="normal" fo:font-weight="normal" fo:background-color="#333333" loext:char-shading-value="0"/>
    </style:style>
    <style:style style:name="T15" style:family="text">
      <style:text-properties fo:font-variant="normal" fo:text-transform="none" fo:color="#62c8f3" style:font-name="monospace" fo:font-size="10.5pt" fo:letter-spacing="normal" fo:font-style="normal" fo:font-weight="bold" fo:background-color="#333333" loext:char-shading-value="0"/>
    </style:style>
    <style:style style:name="T16" style:family="text">
      <style:text-properties fo:font-variant="normal" fo:text-transform="none" fo:color="#ade5fc" style:font-name="monospace" fo:font-size="10.5pt" fo:letter-spacing="normal" fo:font-style="normal" fo:font-weight="normal" fo:background-color="#333333"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trones de diseño en PHP</text:h>
      <text:p text:style-name="P12">Fuente: <text:a xlink:type="simple" xlink:href="https://diego.com.es/patrones-de-diseno-en-php" text:style-name="Internet_20_link" text:visited-style-name="Visited_20_Internet_20_Link">https://diego.com.es/patrones-de-diseno-en-php</text:a> </text:p>
      <text:p text:style-name="Text_20_body">Los patrones de diseño, design patterns, proporcionan soluciones esquemáticas para problemas comunes generados durante el desarrollo</text:p>
      <text:p text:style-name="Standard"/>
      <text:p text:style-name="P13"><text:span text:style-name="T3">Los </text:span><text:span text:style-name="Strong_20_Emphasis"><text:span text:style-name="T4">patrones de diseño</text:span></text:span><text:span text:style-name="T3">, </text:span><text:a xlink:type="simple" xlink:href="https://en.wikipedia.org/wiki/Software_design_pattern" text:style-name="Internet_20_link" text:visited-style-name="Visited_20_Internet_20_Link"><text:span text:style-name="T5">design patterns</text:span></text:a><text:span text:style-name="T3">, son métodos reusables para solucionar problemas de diseño comunes dentro de un contexto. Es una descripción o plantilla de </text:span><text:span text:style-name="Strong_20_Emphasis"><text:span text:style-name="T4">cómo solucionar un problema</text:span></text:span><text:span text:style-name="T3"> que puede usarse en múltiples situaciones y lenguajes. Los patrones están formalizados como "</text:span><text:span text:style-name="Emphasis"><text:span text:style-name="T6">mejores prácticas</text:span></text:span><text:span text:style-name="T3">" que el desarrollador puede usar para resolver problemas comunes cuando diseña una aplicación. Esto no significa que tengan que aplicarse siempre, depende del criterio del desarrollador cuándo y cómo aplicarlos en una situación y proyecto concretos.</text:span></text:p>
      <text:p text:style-name="P13"><text:span text:style-name="T3">Los patrones de diseño pueden </text:span><text:span text:style-name="Strong_20_Emphasis"><text:span text:style-name="T4">mejorar el proceso y rendimiento del desarrollo</text:span></text:span><text:span text:style-name="T3">. Un diseño de proyecto efectivo requiere considerar problemas que pueden no verse hasta después en la implementación. Reusar patrones de diseño ayuda a </text:span><text:span text:style-name="Strong_20_Emphasis"><text:span text:style-name="T4">prevenir problemas que pueden causar mayores problemas</text:span></text:span><text:span text:style-name="T3"> y mejora la legibilidad del código para desarrolladores familiarizados con los patrones.</text:span></text:p>
      <text:p text:style-name="P13"><text:span text:style-name="T3">A menudo la gente sólo entiende cómo aplicar determinados patrones para problemas concretos, esto es debido a que estas técnicas son difíciles de aplicar para un rango amplio de problemas. Los patrones de diseño proveen soluciones generales, documentadas en un formato que no requiere reglas específicas para problemas específicos. Los patrones más comunes </text:span><text:span text:style-name="Strong_20_Emphasis"><text:span text:style-name="T4">van mejorando con el tiempo</text:span></text:span><text:span text:style-name="T3">, haciéndolos más robutos y efectivos.</text:span></text:p>
      <text:p text:style-name="P13"><text:span text:style-name="T3">Los </text:span><text:span text:style-name="Strong_20_Emphasis"><text:span text:style-name="T4">patrones de diseño</text:span></text:span><text:span text:style-name="T3"> se dividen generalmente en:</text:span></text:p>
      <text:h text:style-name="P1" text:outline-level="3">Creational patterns</text:h>
      <text:p text:style-name="P13"><text:span text:style-name="T3">Tratan la </text:span><text:span text:style-name="Strong_20_Emphasis"><text:span text:style-name="T4">instancia de las clases</text:span></text:span><text:span text:style-name="T3">. Estos patrones pueden dividirse después en </text:span><text:span text:style-name="Strong_20_Emphasis"><text:span text:style-name="T4">class-creation patterns</text:span></text:span><text:span text:style-name="T3"> y </text:span><text:span text:style-name="Strong_20_Emphasis"><text:span text:style-name="T4">object-creational patterns</text:span></text:span><text:span text:style-name="T3">. Mientras que los class-creation </text:span><text:soft-page-break/><text:span text:style-name="T3">patterns utilizan la </text:span><text:span text:style-name="Strong_20_Emphasis"><text:span text:style-name="T4">herencia</text:span></text:span><text:span text:style-name="T3"> en el proceso de instanciación, object-creation patterns utilizan la </text:span><text:span text:style-name="Strong_20_Emphasis"><text:span text:style-name="T4">delegación</text:span></text:span><text:span text:style-name="T3"> para terminar la tarea.</text:span></text:p>
      <text:list xml:id="list3096795872" text:style-name="L1">
        <text:list-item>
          <text:p text:style-name="P15"><text:span text:style-name="Strong_20_Emphasis"><text:span text:style-name="T4">Abstract factory</text:span></text:span><text:span text:style-name="T3">. Crea una instancia de diferentes familias de clases.</text:span></text:p>
        </text:list-item>
        <text:list-item>
          <text:p text:style-name="P15"><text:span text:style-name="Strong_20_Emphasis"><text:span text:style-name="T4">Builder</text:span></text:span><text:span text:style-name="T3">. Separa la construcción de objetos de su representación.</text:span></text:p>
        </text:list-item>
        <text:list-item>
          <text:p text:style-name="P15"><text:span text:style-name="Strong_20_Emphasis"><text:span text:style-name="T4">Factory method</text:span></text:span><text:span text:style-name="T3">. Crea una instancia de varias clases derivadas.</text:span></text:p>
        </text:list-item>
        <text:list-item>
          <text:p text:style-name="P15"><text:span text:style-name="Strong_20_Emphasis"><text:span text:style-name="T4">Object pool</text:span></text:span><text:span text:style-name="T3">. Evita adquisiciones costosas y libera recursos reciclando objetos que no se usan.</text:span></text:p>
        </text:list-item>
        <text:list-item>
          <text:p text:style-name="P15"><text:span text:style-name="Strong_20_Emphasis"><text:span text:style-name="T4">Prototype</text:span></text:span><text:span text:style-name="T3">. Una instancia iniciada lista para ser copiada o clonada.</text:span></text:p>
        </text:list-item>
        <text:list-item>
          <text:p text:style-name="P6"><text:span text:style-name="Strong_20_Emphasis"><text:span text:style-name="T4">Singleton</text:span></text:span><text:span text:style-name="T3">. Una clase de la que sólo puede existir una instancia.</text:span></text:p>
        </text:list-item>
      </text:list>
      <text:h text:style-name="P1" text:outline-level="3">Structural patterns</text:h>
      <text:p text:style-name="P13"><text:span text:style-name="T3">Tratan la </text:span><text:span text:style-name="Strong_20_Emphasis"><text:span text:style-name="T4">composición de clases y objetos</text:span></text:span><text:span text:style-name="T3">. Los patrones </text:span><text:span text:style-name="Strong_20_Emphasis"><text:span text:style-name="T4">structural class-creation</text:span></text:span><text:span text:style-name="T3"> utilizan la herencia para componer interfaces. Los patrones </text:span><text:span text:style-name="Strong_20_Emphasis"><text:span text:style-name="T4">structural object-patterns</text:span></text:span><text:span text:style-name="T3"> definen formas de componer objetos para obtener nueva funcionalidad.</text:span></text:p>
      <text:list xml:id="list3312826631" text:style-name="L2">
        <text:list-item>
          <text:p text:style-name="P16"><text:span text:style-name="Strong_20_Emphasis"><text:span text:style-name="T4">Adapter</text:span></text:span><text:span text:style-name="T3">. Ajusta las interfaces de distintas clases para que coincidan.</text:span></text:p>
        </text:list-item>
        <text:list-item>
          <text:p text:style-name="P16"><text:span text:style-name="Strong_20_Emphasis"><text:span text:style-name="T4">Bridge</text:span></text:span><text:span text:style-name="T3">. Separa la interface de un objeto de su implementación.</text:span></text:p>
        </text:list-item>
        <text:list-item>
          <text:p text:style-name="P16"><text:span text:style-name="Strong_20_Emphasis"><text:span text:style-name="T4">Composite</text:span></text:span><text:span text:style-name="T3">. Una estructura en árbol de objetos simples y compuestos.</text:span></text:p>
        </text:list-item>
        <text:list-item>
          <text:p text:style-name="P16"><text:span text:style-name="Strong_20_Emphasis"><text:span text:style-name="T4">Decorator</text:span></text:span><text:span text:style-name="T3">. Añade responsabilidades a objetos de forma dinámica.</text:span></text:p>
        </text:list-item>
        <text:list-item>
          <text:p text:style-name="P16"><text:span text:style-name="Strong_20_Emphasis"><text:span text:style-name="T4">Facade</text:span></text:span><text:span text:style-name="T3">. Una clase simple que representa un subsistema entero.</text:span></text:p>
        </text:list-item>
        <text:list-item>
          <text:p text:style-name="P16"><text:span text:style-name="Strong_20_Emphasis"><text:span text:style-name="T4">Flyweight</text:span></text:span><text:span text:style-name="T3">. Ligera instancia usada para que sea eficiente de compartir.</text:span></text:p>
        </text:list-item>
        <text:list-item>
          <text:p text:style-name="P7"><text:span text:style-name="Strong_20_Emphasis"><text:span text:style-name="T4">Proxy</text:span></text:span><text:span text:style-name="T3">. Un objeto que representa a otro objeto.</text:span></text:p>
        </text:list-item>
      </text:list>
      <text:h text:style-name="P1" text:outline-level="3">Behavioral patterns</text:h>
      <text:p text:style-name="P13"><text:span text:style-name="T3">Tratan la </text:span><text:span text:style-name="Strong_20_Emphasis"><text:span text:style-name="T4">comunicación de las clases de los objetos</text:span></text:span><text:span text:style-name="T3">, y por tanto tratan la comunicación entre objetos.</text:span></text:p>
      <text:list xml:id="list3339279257" text:style-name="L3">
        <text:list-item>
          <text:p text:style-name="P17"><text:span text:style-name="Strong_20_Emphasis"><text:span text:style-name="T4">Chain of responsibility</text:span></text:span><text:span text:style-name="T3">. Forma de pasar un request entre una cadena de objetos.</text:span></text:p>
        </text:list-item>
        <text:list-item>
          <text:p text:style-name="P17"><text:span text:style-name="Strong_20_Emphasis"><text:span text:style-name="T4">Command</text:span></text:span><text:span text:style-name="T3">. Encapsula un command request como un objeto.</text:span></text:p>
        </text:list-item>
        <text:list-item>
          <text:p text:style-name="P17"><text:span text:style-name="Strong_20_Emphasis"><text:span text:style-name="T4">Interpreter</text:span></text:span><text:span text:style-name="T3">. Forma de incluir elementos del lenguaje en un programa.</text:span></text:p>
        </text:list-item>
        <text:list-item>
          <text:p text:style-name="P17"><text:span text:style-name="Strong_20_Emphasis"><text:span text:style-name="T4">Iterator</text:span></text:span><text:span text:style-name="T3">. Acceder a elementos de una colección de forma secuencial.</text:span></text:p>
        </text:list-item>
        <text:list-item>
          <text:p text:style-name="P17"><text:span text:style-name="Strong_20_Emphasis"><text:span text:style-name="T4">Mediator</text:span></text:span><text:span text:style-name="T3">. Define una comunicación simplificada entre clases.</text:span></text:p>
        </text:list-item>
        <text:list-item>
          <text:p text:style-name="P17"><text:soft-page-break/><text:span text:style-name="Strong_20_Emphasis"><text:span text:style-name="T4">Memento</text:span></text:span><text:span text:style-name="T3">. Captura y restaura el estado interno de un objeto.</text:span></text:p>
        </text:list-item>
        <text:list-item>
          <text:p text:style-name="P17"><text:span text:style-name="Strong_20_Emphasis"><text:span text:style-name="T4">Null Object</text:span></text:span><text:span text:style-name="T3">. Diseñado para actuar como valor por defecto de un objeto.</text:span></text:p>
        </text:list-item>
        <text:list-item>
          <text:p text:style-name="P17"><text:span text:style-name="Strong_20_Emphasis"><text:span text:style-name="T4">State</text:span></text:span><text:span text:style-name="T3">. Altera el comportamiento de un objeto.</text:span></text:p>
        </text:list-item>
        <text:list-item>
          <text:p text:style-name="P17"><text:span text:style-name="Strong_20_Emphasis"><text:span text:style-name="T4">Strategy</text:span></text:span><text:span text:style-name="T3">. Encapsula un algoritmo dentro de una clase.</text:span></text:p>
        </text:list-item>
        <text:list-item>
          <text:p text:style-name="P17"><text:span text:style-name="Strong_20_Emphasis"><text:span text:style-name="T4">Template method</text:span></text:span><text:span text:style-name="T3">. Aplaza los pasos exactos de un algoritmo a una subclase.</text:span></text:p>
        </text:list-item>
        <text:list-item>
          <text:p text:style-name="P8"><text:span text:style-name="Strong_20_Emphasis"><text:span text:style-name="T4">Visitor</text:span></text:span><text:span text:style-name="T3">. Define una nueva operación a una clase sin cambios.</text:span></text:p>
        </text:list-item>
      </text:list>
      <text:h text:style-name="P1" text:outline-level="3">Architectural patterns</text:h>
      <text:p text:style-name="P13"><text:span text:style-name="T3">Tienen una aplicación más amplia que las anteriores pero tienen un rango más amplio de posibilidades. Son muy utilizados en los </text:span><text:span text:style-name="Strong_20_Emphasis"><text:span text:style-name="T4">frameworks</text:span></text:span><text:span text:style-name="T3"> actuales de </text:span><text:span text:style-name="Strong_20_Emphasis"><text:span text:style-name="T4">PHP</text:span></text:span><text:span text:style-name="T3">.</text:span></text:p>
      <text:list xml:id="list485387274" text:style-name="L4">
        <text:list-item>
          <text:p text:style-name="P18"><text:span text:style-name="Strong_20_Emphasis"><text:span text:style-name="T4">Front controller</text:span></text:span><text:span text:style-name="T3">. Proporciona una forma centralizada de manejar los requests.</text:span></text:p>
        </text:list-item>
        <text:list-item>
          <text:p text:style-name="P18"><text:span text:style-name="Strong_20_Emphasis"><text:span text:style-name="T4">MVC</text:span></text:span><text:span text:style-name="T3">. Model-View-Controller. Divide una aplicación en tres partes interconectadas, separando las partes internas de la representación.</text:span></text:p>
        </text:list-item>
        <text:list-item>
          <text:p text:style-name="P18"><text:span text:style-name="Strong_20_Emphasis"><text:span text:style-name="T4">ADR</text:span></text:span><text:span text:style-name="T3">. Action-Domain-Responder. Se plantea como un patrón MVC más refinado y orientado al desarrollo web.</text:span></text:p>
        </text:list-item>
        <text:list-item>
          <text:p text:style-name="P18"><text:span text:style-name="Strong_20_Emphasis"><text:span text:style-name="T4">Service locator</text:span></text:span><text:span text:style-name="T3">. Emplea un registro central que devuelve información necesaria para tareas cuando se hacen peticiones.</text:span></text:p>
        </text:list-item>
        <text:list-item>
          <text:p text:style-name="P18"><text:span text:style-name="Strong_20_Emphasis"><text:span text:style-name="T4">Active record</text:span></text:span><text:span text:style-name="T3">. Acceso de datos de una base de datos mediante un objeto.</text:span></text:p>
        </text:list-item>
        <text:list-item>
          <text:p text:style-name="P18"><text:span text:style-name="Strong_20_Emphasis"><text:span text:style-name="T4">Publish-subscribe</text:span></text:span><text:span text:style-name="T3">. Forma de notificar los cambios en un número de clases.</text:span></text:p>
        </text:list-item>
        <text:list-item>
          <text:p text:style-name="P9"><text:span text:style-name="Strong_20_Emphasis"><text:span text:style-name="T4">Inversion of control</text:span></text:span><text:span text:style-name="T3">. Diseño que invierte el funcionamiento tradicional en el que el código customizado llama a librerías reusables.</text:span></text:p>
        </text:list-item>
      </text:list>
      <text:h text:style-name="P1" text:outline-level="3">Otros patterns</text:h>
      <text:p text:style-name="P13"><text:span text:style-name="T3">Estos patterns no están dentro de ninguna de las categorías anteriores, pero también son muy utilizados en los </text:span><text:span text:style-name="Strong_20_Emphasis"><text:span text:style-name="T4">patrones de diseño</text:span></text:span><text:span text:style-name="T3"> y en los </text:span><text:span text:style-name="Strong_20_Emphasis"><text:span text:style-name="T4">frameworks</text:span></text:span><text:span text:style-name="T3">:</text:span></text:p>
      <text:list xml:id="list2935850893" text:style-name="L5">
        <text:list-item>
          <text:p text:style-name="P19"><text:span text:style-name="Strong_20_Emphasis"><text:span text:style-name="T4">Dependency Injection</text:span></text:span><text:span text:style-name="T3">. Implementa Inversion of control para resolver dependencias, que son objetos que pueden usarse (</text:span><text:span text:style-name="Emphasis"><text:span text:style-name="T6">services</text:span></text:span><text:span text:style-name="T3">).</text:span></text:p>
        </text:list-item>
        <text:list-item>
          <text:p text:style-name="P19"><text:span text:style-name="Strong_20_Emphasis"><text:span text:style-name="T4">Lazy loading</text:span></text:span><text:span text:style-name="T3">. Difiere el inicio de la iniciación de un objeto hasta el punto en el que se necesite, lo que contribuye al rendimiento.</text:span></text:p>
        </text:list-item>
        <text:list-item>
          <text:p text:style-name="P19"><text:span text:style-name="Strong_20_Emphasis"><text:span text:style-name="T4">Mock object</text:span></text:span><text:span text:style-name="T3">. Objeto simulado que imita el comportamiento de objetos de forma controlada (creados especialmente para hacer </text:span><text:span text:style-name="Emphasis"><text:span text:style-name="T6">testing</text:span></text:span><text:span text:style-name="T3">).</text:span></text:p>
        </text:list-item>
        <text:list-item>
          <text:p text:style-name="P10"><text:span text:style-name="Strong_20_Emphasis"><text:span text:style-name="T4">Table Data Gateway</text:span></text:span><text:span text:style-name="T3">. Un objeto actúa como gateway de una base de datos.</text:span></text:p>
        </text:list-item>
      </text:list>
      <text:p text:style-name="P14"><text:soft-page-break/>A continuación se explican más concretamente algunos de ellos, con ejemplos de aplicación:</text:p>
      <table:table table:name="Tabla1" table:style-name="Tabla1">
        <table:table-column table:style-name="Tabla1.A"/>
        <table:table-column table:style-name="Tabla1.B"/>
        <table:table-header-rows>
          <table:table-row>
            <table:table-cell table:style-name="Tabla1.A1" office:value-type="string">
              <text:p text:style-name="P5"/>
            </table:table-cell>
            <table:table-cell table:style-name="Tabla1.A1" office:value-type="string">
              <text:p text:style-name="P5"/>
            </table:table-cell>
          </table:table-row>
        </table:table-header-rows>
        <table:table-row>
          <table:table-cell table:style-name="Tabla1.A2" office:value-type="string">
            <text:p text:style-name="Table_20_Contents"><text:span text:style-name="T2">1. </text:span><text:a xlink:type="simple" xlink:href="https://diego.com.es/patrones-de-diseno-en-php#FactoryPattern" text:style-name="Internet_20_link" text:visited-style-name="Visited_20_Internet_20_Link"><text:span text:style-name="T1">Factory pattern</text:span></text:a></text:p>
          </table:table-cell>
          <table:table-cell table:style-name="Tabla1.A2" office:value-type="string">
            <text:p text:style-name="Table_20_Contents"><text:span text:style-name="T2">6. </text:span><text:a xlink:type="simple" xlink:href="https://diego.com.es/patrones-de-diseno-en-php#ModelViewControllerPattern" text:style-name="Internet_20_link" text:visited-style-name="Visited_20_Internet_20_Link"><text:span text:style-name="T1">MVC pattern</text:span></text:a></text:p>
          </table:table-cell>
        </table:table-row>
        <table:table-row>
          <table:table-cell table:style-name="Tabla1.A2" office:value-type="string">
            <text:p text:style-name="Table_20_Contents"><text:span text:style-name="T2">2. </text:span><text:a xlink:type="simple" xlink:href="https://diego.com.es/patrones-de-diseno-en-php#SingletonPattern" text:style-name="Internet_20_link" text:visited-style-name="Visited_20_Internet_20_Link"><text:span text:style-name="T1">Singleton pattern</text:span></text:a></text:p>
          </table:table-cell>
          <table:table-cell table:style-name="Tabla1.A2" office:value-type="string">
            <text:p text:style-name="Table_20_Contents"><text:span text:style-name="T2">7. </text:span><text:a xlink:type="simple" xlink:href="https://diego.com.es/patrones-de-diseno-en-php#ActionDomainResponderPattern" text:style-name="Internet_20_link" text:visited-style-name="Visited_20_Internet_20_Link"><text:span text:style-name="T1">ADR pattern</text:span></text:a></text:p>
          </table:table-cell>
        </table:table-row>
        <table:table-row>
          <table:table-cell table:style-name="Tabla1.A2" office:value-type="string">
            <text:p text:style-name="Table_20_Contents"><text:span text:style-name="T2">3. </text:span><text:a xlink:type="simple" xlink:href="https://diego.com.es/patrones-de-diseno-en-php#AdapterPattern" text:style-name="Internet_20_link" text:visited-style-name="Visited_20_Internet_20_Link"><text:span text:style-name="T1">Adapter pattern</text:span></text:a></text:p>
          </table:table-cell>
          <table:table-cell table:style-name="Tabla1.A2" office:value-type="string">
            <text:p text:style-name="Table_20_Contents"><text:span text:style-name="T2">8. </text:span><text:a xlink:type="simple" xlink:href="https://diego.com.es/patrones-de-diseno-en-php#ActiveRecordPattern" text:style-name="Internet_20_link" text:visited-style-name="Visited_20_Internet_20_Link"><text:span text:style-name="T1">Active record pattern</text:span></text:a></text:p>
          </table:table-cell>
        </table:table-row>
        <table:table-row>
          <table:table-cell table:style-name="Tabla1.A2" office:value-type="string">
            <text:p text:style-name="Table_20_Contents"><text:span text:style-name="T2">4. </text:span><text:a xlink:type="simple" xlink:href="https://diego.com.es/patrones-de-diseno-en-php#DecoratorPattern" text:style-name="Internet_20_link" text:visited-style-name="Visited_20_Internet_20_Link"><text:span text:style-name="T1">Decorator pattern</text:span></text:a></text:p>
          </table:table-cell>
          <table:table-cell table:style-name="Tabla1.A2" office:value-type="string">
            <text:p text:style-name="Table_20_Contents"><text:span text:style-name="T2">9. </text:span><text:a xlink:type="simple" xlink:href="https://diego.com.es/patrones-de-diseno-en-php#PublishSubscribePattern" text:style-name="Internet_20_link" text:visited-style-name="Visited_20_Internet_20_Link"><text:span text:style-name="T1">Publish-subscribe pattern</text:span></text:a></text:p>
          </table:table-cell>
        </table:table-row>
        <table:table-row>
          <table:table-cell table:style-name="Tabla1.A2" office:value-type="string">
            <text:p text:style-name="Table_20_Contents"><text:span text:style-name="T2">5. </text:span><text:a xlink:type="simple" xlink:href="https://diego.com.es/patrones-de-diseno-en-php#StrategyPattern" text:style-name="Internet_20_link" text:visited-style-name="Visited_20_Internet_20_Link"><text:span text:style-name="T1">Strategy pattern</text:span></text:a></text:p>
          </table:table-cell>
          <table:table-cell table:style-name="Tabla1.A2" office:value-type="string">
            <text:p text:style-name="Table_20_Contents"><text:span text:style-name="T2">10. </text:span><text:a xlink:type="simple" xlink:href="https://diego.com.es/patrones-de-diseno-en-php#MockObjectsPattern" text:style-name="Internet_20_link" text:visited-style-name="Visited_20_Internet_20_Link"><text:span text:style-name="T1">Mock object pattern</text:span></text:a></text:p>
          </table:table-cell>
        </table:table-row>
      </table:table>
      <text:h text:style-name="P1" text:outline-level="3"><text:bookmark text:name="FactoryPattern"/>1. Factory pattern</text:h>
      <text:p text:style-name="P13"><text:span text:style-name="T3">El </text:span><text:span text:style-name="Strong_20_Emphasis"><text:span text:style-name="T4">Factory pattern</text:span></text:span><text:span text:style-name="T3"> define una interfaz para crear un objeto, pero deja a las subclases decidir que clase instanciar. Este patrón permite a una clase ceder la instanciación a las subclases.</text:span></text:p>
      <text:p text:style-name="P13"><text:span text:style-name="Strong_20_Emphasis"><text:span text:style-name="T4">Ejemplo</text:span></text:span><text:span text:style-name="T3">. Tenemos una clase </text:span><text:span text:style-name="Strong_20_Emphasis"><text:span text:style-name="T4">Vehicle</text:span></text:span><text:span text:style-name="T3"> con las subclases </text:span><text:span text:style-name="Strong_20_Emphasis"><text:span text:style-name="T4">Car</text:span></text:span><text:span text:style-name="T3"> y </text:span><text:span text:style-name="Strong_20_Emphasis"><text:span text:style-name="T4">Motorcycle</text:span></text:span><text:span text:style-name="T3">. En función de los argumentos que le pasemos a la variable estática </text:span><text:span text:style-name="Emphasis"><text:span text:style-name="T6">Vehicle::create</text:span></text:span><text:span text:style-name="T3">, se creará una instancia de Car o de Motorcyle.</text:span></text:p>
      <text:p text:style-name="P3"><text:span text:style-name="Source_20_Text"><text:span text:style-name="T7">// vehicle.php</text:span></text:span></text:p>
      <text:p text:style-name="P2"><text:span text:style-name="Source_20_Text"><text:span text:style-name="T8">class</text:span></text:span><text:span text:style-name="Source_20_Text"><text:span text:style-name="T9"> Vehicle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11">$wheels</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static</text:span></text:span><text:span text:style-name="Source_20_Text"><text:span text:style-name="T9"> </text:span></text:span><text:span text:style-name="Source_20_Text"><text:span text:style-name="T8">function</text:span></text:span><text:span text:style-name="Source_20_Text"><text:span text:style-name="T9"> create(</text:span></text:span><text:span text:style-name="Source_20_Text"><text:span text:style-name="T11">$type</text:span></text:span><text:span text:style-name="Source_20_Text"><text:span text:style-name="T9">, </text:span></text:span><text:span text:style-name="Source_20_Text"><text:span text:style-name="T11">$wheels</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switch</text:span></text:span><text:span text:style-name="Source_20_Text"><text:span text:style-name="T9">(</text:span></text:span><text:span text:style-name="Source_20_Text"><text:span text:style-name="T11">$type</text:span></text:span><text:span text:style-name="Source_20_Text"><text:span text:style-name="T9">) {</text:span></text:span></text:p>
      <text:p text:style-name="P2"><text:span text:style-name="Source_20_Text"><text:span text:style-name="T10"><text:s text:c="12"/></text:span></text:span><text:span text:style-name="Source_20_Text"><text:span text:style-name="T8">case</text:span></text:span><text:span text:style-name="Source_20_Text"><text:span text:style-name="T9"> </text:span></text:span><text:span text:style-name="Source_20_Text"><text:span text:style-name="T12">'car'</text:span></text:span><text:span text:style-name="Source_20_Text"><text:span text:style-name="T9">:</text:span></text:span></text:p>
      <text:p text:style-name="P2"><text:span text:style-name="Source_20_Text"><text:span text:style-name="T10"><text:s text:c="16"/></text:span></text:span><text:span text:style-name="Source_20_Text"><text:span text:style-name="T8">return</text:span></text:span><text:span text:style-name="Source_20_Text"><text:span text:style-name="T9"> </text:span></text:span><text:span text:style-name="Source_20_Text"><text:span text:style-name="T8">new</text:span></text:span><text:span text:style-name="Source_20_Text"><text:span text:style-name="T9"> Car(</text:span></text:span><text:span text:style-name="Source_20_Text"><text:span text:style-name="T11">$wheels</text:span></text:span><text:span text:style-name="Source_20_Text"><text:span text:style-name="T9">);</text:span></text:span></text:p>
      <text:p text:style-name="P2"><text:span text:style-name="Source_20_Text"><text:span text:style-name="T10"><text:s text:c="12"/></text:span></text:span><text:span text:style-name="Source_20_Text"><text:span text:style-name="T8">case</text:span></text:span><text:span text:style-name="Source_20_Text"><text:span text:style-name="T9"> </text:span></text:span><text:span text:style-name="Source_20_Text"><text:span text:style-name="T12">'motorcycle'</text:span></text:span><text:span text:style-name="Source_20_Text"><text:span text:style-name="T9">:</text:span></text:span></text:p>
      <text:p text:style-name="P2"><text:span text:style-name="Source_20_Text"><text:span text:style-name="T10"><text:s text:c="16"/></text:span></text:span><text:span text:style-name="Source_20_Text"><text:span text:style-name="T8">return</text:span></text:span><text:span text:style-name="Source_20_Text"><text:span text:style-name="T9"> </text:span></text:span><text:span text:style-name="Source_20_Text"><text:span text:style-name="T8">new</text:span></text:span><text:span text:style-name="Source_20_Text"><text:span text:style-name="T9"> Motorcycle(</text:span></text:span><text:span text:style-name="Source_20_Text"><text:span text:style-name="T11">$wheels</text:span></text:span><text:span text:style-name="Source_20_Text"><text:span text:style-name="T9">);</text:span></text:span></text:p>
      <text:p text:style-name="P2"><text:span text:style-name="Source_20_Text"><text:span text:style-name="T10"><text:s text:c="12"/></text:span></text:span><text:span text:style-name="Source_20_Text"><text:span text:style-name="T8">default</text:span></text:span><text:span text:style-name="Source_20_Text"><text:span text:style-name="T9">:</text:span></text:span></text:p>
      <text:p text:style-name="P2"><text:span text:style-name="Source_20_Text"><text:span text:style-name="T10"><text:s text:c="16"/></text:span></text:span><text:span text:style-name="Source_20_Text"><text:span text:style-name="T8">return</text:span></text:span><text:span text:style-name="Source_20_Text"><text:span text:style-name="T9"> </text:span></text:span><text:span text:style-name="Source_20_Text"><text:span text:style-name="T8">new</text:span></text:span><text:span text:style-name="Source_20_Text"><text:span text:style-name="T9"> </text:span></text:span><text:span text:style-name="Source_20_Text"><text:span text:style-name="T8">Exception</text:span></text:span><text:span text:style-name="Source_20_Text"><text:span text:style-name="T9">(</text:span></text:span><text:span text:style-name="Source_20_Text"><text:span text:style-name="T12">"No vehicle found"</text:span></text:span><text:span text:style-name="Source_20_Text"><text:span text:style-name="T9">);</text:span></text:span></text:p>
      <text:p text:style-name="P2"><text:span text:style-name="Source_20_Text"><text:span text:style-name="T10"><text:s text:c="8"/></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getType()</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get_class(</text:span></text:span><text:span text:style-name="Source_20_Text"><text:span text:style-name="T11">$this</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9">}</text:span></text:span></text:p>
      <text:p text:style-name="P2"/>
      <text:p text:style-name="P2"><text:span text:style-name="Source_20_Text"><text:span text:style-name="T8">class</text:span></text:span><text:span text:style-name="Source_20_Text"><text:span text:style-name="T9"> Car </text:span></text:span><text:span text:style-name="Source_20_Text"><text:span text:style-name="T8">extends</text:span></text:span><text:span text:style-name="Source_20_Text"><text:span text:style-name="T9"> Vehicle </text:span></text:span></text:p>
      <text:p text:style-name="P2"><text:span text:style-name="Source_20_Text"><text:span text:style-name="T9">{</text:span></text:span></text:p>
      <text:p text:style-name="P2"><text:soft-page-break/><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text:span></text:span><text:span text:style-name="Source_20_Text"><text:span text:style-name="T11">$wheels</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wheels = </text:span></text:span><text:span text:style-name="Source_20_Text"><text:span text:style-name="T11">$wheels</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9">}</text:span></text:span></text:p>
      <text:p text:style-name="P2"><text:span text:style-name="Source_20_Text"><text:span text:style-name="T8">class</text:span></text:span><text:span text:style-name="Source_20_Text"><text:span text:style-name="T9"> Motorcycle </text:span></text:span><text:span text:style-name="Source_20_Text"><text:span text:style-name="T8">extends</text:span></text:span><text:span text:style-name="Source_20_Text"><text:span text:style-name="T9"> Vehicle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text:span></text:span><text:span text:style-name="Source_20_Text"><text:span text:style-name="T11">$wheels</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wheels = </text:span></text:span><text:span text:style-name="Source_20_Text"><text:span text:style-name="T11">$wheels</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4">Ahora podemos crear subclases diferentes:</text:p>
      <text:p text:style-name="P3"><text:span text:style-name="Source_20_Text"><text:span text:style-name="T7">// index.php</text:span></text:span></text:p>
      <text:p text:style-name="P2"/>
      <text:p text:style-name="P2"><text:span text:style-name="Source_20_Text"><text:span text:style-name="T8">include_once</text:span></text:span><text:span text:style-name="Source_20_Text"><text:span text:style-name="T9"> </text:span></text:span><text:span text:style-name="Source_20_Text"><text:span text:style-name="T12">'vehicle.php'</text:span></text:span><text:span text:style-name="Source_20_Text"><text:span text:style-name="T9">;</text:span></text:span></text:p>
      <text:p text:style-name="P2"/>
      <text:p text:style-name="P2"><text:span text:style-name="Source_20_Text"><text:span text:style-name="T11">$car</text:span></text:span><text:span text:style-name="Source_20_Text"><text:span text:style-name="T9"> = Vehicle::create(</text:span></text:span><text:span text:style-name="Source_20_Text"><text:span text:style-name="T12">'car'</text:span></text:span><text:span text:style-name="Source_20_Text"><text:span text:style-name="T9">, </text:span></text:span><text:span text:style-name="Source_20_Text"><text:span text:style-name="T13">4</text:span></text:span><text:span text:style-name="Source_20_Text"><text:span text:style-name="T9">);</text:span></text:span></text:p>
      <text:p text:style-name="P2"><text:span text:style-name="Source_20_Text"><text:span text:style-name="T8">echo</text:span></text:span><text:span text:style-name="Source_20_Text"><text:span text:style-name="T9"> </text:span></text:span><text:span text:style-name="Source_20_Text"><text:span text:style-name="T11">$car</text:span></text:span><text:span text:style-name="Source_20_Text"><text:span text:style-name="T9">-&gt;getType() . </text:span></text:span><text:span text:style-name="Source_20_Text"><text:span text:style-name="T12">": tiene "</text:span></text:span><text:span text:style-name="Source_20_Text"><text:span text:style-name="T9"> . </text:span></text:span><text:span text:style-name="Source_20_Text"><text:span text:style-name="T11">$car</text:span></text:span><text:span text:style-name="Source_20_Text"><text:span text:style-name="T9">-&gt;wheels . </text:span></text:span><text:span text:style-name="Source_20_Text"><text:span text:style-name="T12">" ruedas"</text:span></text:span><text:span text:style-name="Source_20_Text"><text:span text:style-name="T9"> . </text:span></text:span><text:span text:style-name="Source_20_Text"><text:span text:style-name="T12">"&lt;br&gt;"</text:span></text:span><text:span text:style-name="Source_20_Text"><text:span text:style-name="T9">;</text:span></text:span></text:p>
      <text:p text:style-name="P2"/>
      <text:p text:style-name="P2"><text:span text:style-name="Source_20_Text"><text:span text:style-name="T11">$motorcycle</text:span></text:span><text:span text:style-name="Source_20_Text"><text:span text:style-name="T9"> = Vehicle::create(</text:span></text:span><text:span text:style-name="Source_20_Text"><text:span text:style-name="T12">'motorcycle'</text:span></text:span><text:span text:style-name="Source_20_Text"><text:span text:style-name="T9">, </text:span></text:span><text:span text:style-name="Source_20_Text"><text:span text:style-name="T13">2</text:span></text:span><text:span text:style-name="Source_20_Text"><text:span text:style-name="T9">);</text:span></text:span></text:p>
      <text:p text:style-name="P4"><text:span text:style-name="Source_20_Text"><text:span text:style-name="T8">echo</text:span></text:span><text:span text:style-name="Source_20_Text"><text:span text:style-name="T9"> </text:span></text:span><text:span text:style-name="Source_20_Text"><text:span text:style-name="T11">$motorcycle</text:span></text:span><text:span text:style-name="Source_20_Text"><text:span text:style-name="T9">-&gt;getType() . </text:span></text:span><text:span text:style-name="Source_20_Text"><text:span text:style-name="T12">": tiene "</text:span></text:span><text:span text:style-name="Source_20_Text"><text:span text:style-name="T9"> . </text:span></text:span><text:span text:style-name="Source_20_Text"><text:span text:style-name="T11">$motorcycle</text:span></text:span><text:span text:style-name="Source_20_Text"><text:span text:style-name="T9">-&gt;wheels . </text:span></text:span><text:span text:style-name="Source_20_Text"><text:span text:style-name="T12">" ruedas"</text:span></text:span><text:span text:style-name="Source_20_Text"><text:span text:style-name="T9"> . </text:span></text:span><text:span text:style-name="Source_20_Text"><text:span text:style-name="T12">"&lt;br&gt;"</text:span></text:span><text:span text:style-name="Source_20_Text"><text:span text:style-name="T9">;</text:span></text:span></text:p>
      <text:h text:style-name="P1" text:outline-level="3"><text:bookmark text:name="SingletonPattern"/>2. Singleton pattern</text:h>
      <text:p text:style-name="P13"><text:span text:style-name="T3">Este patrón simplemente restringe la instanciación de una clase a un objeto. Es útil cuando se necesita exactamente un objeto para coordinar las acciones en la aplicación. A menudo es utilizado en situaciones en las que no es beneficioso, ya que añade </text:span><text:span text:style-name="Strong_20_Emphasis"><text:span text:style-name="T4">restricciones innecesarias</text:span></text:span><text:span text:style-name="T3">. Muchos recomiendan no utilizar nunca </text:span><text:span text:style-name="Strong_20_Emphasis"><text:span text:style-name="T4">singletons</text:span></text:span><text:span text:style-name="T3"> (también es engorroso a la hora de hacer testing) y tratar de emplear </text:span><text:span text:style-name="Strong_20_Emphasis"><text:span text:style-name="T4">dependency injection</text:span></text:span><text:span text:style-name="T3"> en su lugar.</text:span></text:p>
      <text:p text:style-name="P13"><text:span text:style-name="Strong_20_Emphasis"><text:span text:style-name="T4">Ejemplo</text:span></text:span><text:span text:style-name="T3">. Ejemplo sencillo de singleton con un constructor private.</text:span></text:p>
      <text:p text:style-name="P3"><text:span text:style-name="Source_20_Text"><text:span text:style-name="T7">// index.php</text:span></text:span></text:p>
      <text:p text:style-name="P2"><text:span text:style-name="Source_20_Text"><text:span text:style-name="T8">include</text:span></text:span><text:span text:style-name="Source_20_Text"><text:span text:style-name="T9"> </text:span></text:span><text:span text:style-name="Source_20_Text"><text:span text:style-name="T12">'connection.php'</text:span></text:span><text:span text:style-name="Source_20_Text"><text:span text:style-name="T9">;</text:span></text:span></text:p>
      <text:p text:style-name="P2"/>
      <text:p text:style-name="P2"><text:span text:style-name="Source_20_Text"><text:span text:style-name="T11">$object</text:span></text:span><text:span text:style-name="Source_20_Text"><text:span text:style-name="T9"> = Connection::getInstance();</text:span></text:span></text:p>
      <text:p text:style-name="P2"><text:span text:style-name="Source_20_Text"><text:span text:style-name="T11">$object2</text:span></text:span><text:span text:style-name="Source_20_Text"><text:span text:style-name="T9"> = Connection::getInstance();</text:span></text:span></text:p>
      <text:p text:style-name="P4"><text:span text:style-name="Source_20_Text"><text:span text:style-name="T11">$object3</text:span></text:span><text:span text:style-name="Source_20_Text"><text:span text:style-name="T9"> = Connection::getInstance();</text:span></text:span></text:p>
      <text:p text:style-name="P13"><text:span text:style-name="T3">El index crea 3 objetos de la misma clase con su método </text:span><text:span text:style-name="Strong_20_Emphasis"><text:span text:style-name="T4">getInstance</text:span></text:span><text:span text:style-name="T3">, y el constructor privado se encarga de ejecutar la acción:</text:span></text:p>
      <text:p text:style-name="P3"><text:span text:style-name="Source_20_Text"><text:span text:style-name="T7">// connection.php</text:span></text:span></text:p>
      <text:p text:style-name="P2"><text:span text:style-name="Source_20_Text"><text:span text:style-name="T8">class</text:span></text:span><text:span text:style-name="Source_20_Text"><text:span text:style-name="T9"> Connection</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ivate</text:span></text:span><text:span text:style-name="Source_20_Text"><text:span text:style-name="T9"> </text:span></text:span><text:span text:style-name="Source_20_Text"><text:span text:style-name="T8">function</text:span></text:span><text:span text:style-name="Source_20_Text"><text:span text:style-name="T9"> __construct()</text:span></text:span></text:p>
      <text:p text:style-name="P2"><text:soft-page-break/><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echo</text:span></text:span><text:span text:style-name="Source_20_Text"><text:span text:style-name="T9"> </text:span></text:span><text:span text:style-name="Source_20_Text"><text:span text:style-name="T12">'Hemos creado un nuevo objeto &lt;br /&g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static</text:span></text:span><text:span text:style-name="Source_20_Text"><text:span text:style-name="T9"> </text:span></text:span><text:span text:style-name="Source_20_Text"><text:span text:style-name="T8">function</text:span></text:span><text:span text:style-name="Source_20_Text"><text:span text:style-name="T9"> getInstance()</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static</text:span></text:span><text:span text:style-name="Source_20_Text"><text:span text:style-name="T9"> </text:span></text:span><text:span text:style-name="Source_20_Text"><text:span text:style-name="T11">$instance</text:span></text:span><text:span text:style-name="Source_20_Text"><text:span text:style-name="T9"> = </text:span></text:span><text:span text:style-name="Source_20_Text"><text:span text:style-name="T8">null</text:span></text:span><text:span text:style-name="Source_20_Text"><text:span text:style-name="T9">;</text:span></text:span></text:p>
      <text:p text:style-name="P2"><text:span text:style-name="Source_20_Text"><text:span text:style-name="T10"><text:s text:c="8"/></text:span></text:span><text:span text:style-name="Source_20_Text"><text:span text:style-name="T8">if</text:span></text:span><text:span text:style-name="Source_20_Text"><text:span text:style-name="T9"> (</text:span></text:span><text:span text:style-name="Source_20_Text"><text:span text:style-name="T8">null</text:span></text:span><text:span text:style-name="Source_20_Text"><text:span text:style-name="T9"> === </text:span></text:span><text:span text:style-name="Source_20_Text"><text:span text:style-name="T11">$instance</text:span></text:span><text:span text:style-name="Source_20_Text"><text:span text:style-name="T9">) {</text:span></text:span></text:p>
      <text:p text:style-name="P2"><text:span text:style-name="Source_20_Text"><text:span text:style-name="T10"><text:s text:c="12"/></text:span></text:span><text:span text:style-name="Source_20_Text"><text:span text:style-name="T11">$instance</text:span></text:span><text:span text:style-name="Source_20_Text"><text:span text:style-name="T9"> = </text:span></text:span><text:span text:style-name="Source_20_Text"><text:span text:style-name="T8">new</text:span></text:span><text:span text:style-name="Source_20_Text"><text:span text:style-name="T9"> </text:span></text:span><text:span text:style-name="Source_20_Text"><text:span text:style-name="T8">static</text:span></text:span><text:span text:style-name="Source_20_Text"><text:span text:style-name="T9">();</text:span></text:span></text:p>
      <text:p text:style-name="P2"><text:span text:style-name="Source_20_Text"><text:span text:style-name="T10"><text:s text:c="8"/></text:span></text:span><text:span text:style-name="Source_20_Text"><text:span text:style-name="T9">} </text:span></text:span><text:span text:style-name="Source_20_Text"><text:span text:style-name="T8">else</text:span></text:span><text:span text:style-name="Source_20_Text"><text:span text:style-name="T9"> {</text:span></text:span></text:p>
      <text:p text:style-name="P2"><text:span text:style-name="Source_20_Text"><text:span text:style-name="T10"><text:s text:c="12"/></text:span></text:span><text:span text:style-name="Source_20_Text"><text:span text:style-name="T8">echo</text:span></text:span><text:span text:style-name="Source_20_Text"><text:span text:style-name="T9"> </text:span></text:span><text:span text:style-name="Source_20_Text"><text:span text:style-name="T12">'El objeto ya existe, no puedes volver a crearlo &lt;br /&gt;'</text:span></text:span><text:span text:style-name="Source_20_Text"><text:span text:style-name="T9">;</text:span></text:span></text:p>
      <text:p text:style-name="P2"><text:span text:style-name="Source_20_Text"><text:span text:style-name="T10"><text:s text:c="8"/></text:span></text:span><text:span text:style-name="Source_20_Text"><text:span text:style-name="T9">}</text:span></text:span></text:p>
      <text:p text:style-name="P2"/>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1">$instance</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h text:style-name="P1" text:outline-level="3"><text:bookmark text:name="AdapterPattern"/>3. Adapter pattern</text:h>
      <text:p text:style-name="P13"><text:span text:style-name="T3">El </text:span><text:span text:style-name="Strong_20_Emphasis"><text:span text:style-name="T4">Adapter pattern</text:span></text:span><text:span text:style-name="T3"> sirve para hacer que las clases existentes funcionen con otras sin modificar sus contenidos. Son útiles cuando quieres utilizar una clase que no tiene los métodos exactos que necesitas y no puedes cambiar la clase original o quieres adaptar varias clases para una funcionalidad común.</text:span></text:p>
      <text:p text:style-name="P13"><text:span text:style-name="Strong_20_Emphasis"><text:span text:style-name="T4">Ejemplo</text:span></text:span><text:span text:style-name="T3">. Suponemos que tenemos una clase Support donde los usuarios pueden enviar sus problemas. Pueden hacerlo en el tablón público o enviarlo de forma privada al staff de soporte. Para publicar en el tablón se emplearía una clase </text:span><text:span text:style-name="Strong_20_Emphasis"><text:span text:style-name="T4">PublishBoard</text:span></text:span><text:span text:style-name="T3">, y para enviar el mensaje al staff </text:span><text:span text:style-name="Strong_20_Emphasis"><text:span text:style-name="T4">PublishBackend</text:span></text:span><text:span text:style-name="T3">.</text:span></text:p>
      <text:p text:style-name="P3"><text:span text:style-name="Source_20_Text"><text:span text:style-name="T7">// support.php</text:span></text:span></text:p>
      <text:p text:style-name="P2"><text:span text:style-name="Source_20_Text"><text:span text:style-name="T8">class</text:span></text:span><text:span text:style-name="Source_20_Text"><text:span text:style-name="T9"> Support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ivate</text:span></text:span><text:span text:style-name="Source_20_Text"><text:span text:style-name="T9"> </text:span></text:span><text:span text:style-name="Source_20_Text"><text:span text:style-name="T11">$username</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function</text:span></text:span><text:span text:style-name="Source_20_Text"><text:span text:style-name="T9"> __construct(</text:span></text:span><text:span text:style-name="Source_20_Text"><text:span text:style-name="T11">$username</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username = </text:span></text:span><text:span text:style-name="Source_20_Text"><text:span text:style-name="T11">$username</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sendMessage(</text:span></text:span><text:span text:style-name="Source_20_Text"><text:span text:style-name="T11">$title</text:span></text:span><text:span text:style-name="Source_20_Text"><text:span text:style-name="T9">, </text:span></text:span><text:span text:style-name="Source_20_Text"><text:span text:style-name="T11">$message</text:span></text:span><text:span text:style-name="Source_20_Text"><text:span text:style-name="T9">, </text:span></text:span><text:span text:style-name="Source_20_Text"><text:span text:style-name="T11">$phoneNumber</text:span></text:span><text:span text:style-name="Source_20_Text"><text:span text:style-name="T9"> = </text:span></text:span><text:span text:style-name="Source_20_Text"><text:span text:style-name="T12">''</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if</text:span></text:span><text:span text:style-name="Source_20_Text"><text:span text:style-name="T9">(</text:span></text:span><text:span text:style-name="Source_20_Text"><text:span text:style-name="T12">''</text:span></text:span><text:span text:style-name="Source_20_Text"><text:span text:style-name="T9"> == </text:span></text:span><text:span text:style-name="Source_20_Text"><text:span text:style-name="T11">$phoneNumber</text:span></text:span><text:span text:style-name="Source_20_Text"><text:span text:style-name="T9">) {</text:span></text:span></text:p>
      <text:p text:style-name="P2"><text:span text:style-name="Source_20_Text"><text:span text:style-name="T10"><text:s text:c="12"/></text:span></text:span><text:span text:style-name="Source_20_Text"><text:span text:style-name="T8">return</text:span></text:span><text:span text:style-name="Source_20_Text"><text:span text:style-name="T9"> </text:span></text:span><text:span text:style-name="Source_20_Text"><text:span text:style-name="T11">$this</text:span></text:span><text:span text:style-name="Source_20_Text"><text:span text:style-name="T9">-&gt;sendPublic(</text:span></text:span><text:span text:style-name="Source_20_Text"><text:span text:style-name="T11">$title</text:span></text:span><text:span text:style-name="Source_20_Text"><text:span text:style-name="T9">, </text:span></text:span><text:span text:style-name="Source_20_Text"><text:span text:style-name="T11">$message</text:span></text:span><text:span text:style-name="Source_20_Text"><text:span text:style-name="T9">);</text:span></text:span></text:p>
      <text:p text:style-name="P2"><text:span text:style-name="Source_20_Text"><text:span text:style-name="T10"><text:s text:c="8"/></text:span></text:span><text:span text:style-name="Source_20_Text"><text:span text:style-name="T9">} </text:span></text:span><text:span text:style-name="Source_20_Text"><text:span text:style-name="T8">else</text:span></text:span><text:span text:style-name="Source_20_Text"><text:span text:style-name="T9"> {</text:span></text:span></text:p>
      <text:p text:style-name="P2"><text:span text:style-name="Source_20_Text"><text:span text:style-name="T10"><text:s text:c="12"/></text:span></text:span><text:span text:style-name="Source_20_Text"><text:span text:style-name="T8">return</text:span></text:span><text:span text:style-name="Source_20_Text"><text:span text:style-name="T9"> </text:span></text:span><text:span text:style-name="Source_20_Text"><text:span text:style-name="T11">$this</text:span></text:span><text:span text:style-name="Source_20_Text"><text:span text:style-name="T9">-&gt;sendPrivate(</text:span></text:span><text:span text:style-name="Source_20_Text"><text:span text:style-name="T11">$title</text:span></text:span><text:span text:style-name="Source_20_Text"><text:span text:style-name="T9">, </text:span></text:span><text:span text:style-name="Source_20_Text"><text:span text:style-name="T11">$message</text:span></text:span><text:span text:style-name="Source_20_Text"><text:span text:style-name="T9">, </text:span></text:span><text:span text:style-name="Source_20_Text"><text:span text:style-name="T11">$phoneNumber</text:span></text:span><text:span text:style-name="Source_20_Text"><text:span text:style-name="T9">);</text:span></text:span></text:p>
      <text:p text:style-name="P2"><text:span text:style-name="Source_20_Text"><text:span text:style-name="T10"><text:s text:c="8"/></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8">function</text:span></text:span><text:span text:style-name="Source_20_Text"><text:span text:style-name="T9"> sendPublic(</text:span></text:span><text:span text:style-name="Source_20_Text"><text:span text:style-name="T11">$title</text:span></text:span><text:span text:style-name="Source_20_Text"><text:span text:style-name="T9">, </text:span></text:span><text:span text:style-name="Source_20_Text"><text:span text:style-name="T11">$message</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oft-page-break/><text:span text:style-name="Source_20_Text"><text:span text:style-name="T10"><text:s text:c="8"/></text:span></text:span><text:span text:style-name="Source_20_Text"><text:span text:style-name="T7">// El mensaje se publicaría en el tablón de soporte (público)</text:span></text:span></text:p>
      <text:p text:style-name="P2"><text:span text:style-name="Source_20_Text"><text:span text:style-name="T10"><text:s text:c="8"/></text:span></text:span><text:span text:style-name="Source_20_Text"><text:span text:style-name="T7">// Emplearía una clase especial PublishBoard</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8">function</text:span></text:span><text:span text:style-name="Source_20_Text"><text:span text:style-name="T9"> sendPrivate(</text:span></text:span><text:span text:style-name="Source_20_Text"><text:span text:style-name="T11">$title</text:span></text:span><text:span text:style-name="Source_20_Text"><text:span text:style-name="T9">, </text:span></text:span><text:span text:style-name="Source_20_Text"><text:span text:style-name="T11">$message</text:span></text:span><text:span text:style-name="Source_20_Text"><text:span text:style-name="T9">, </text:span></text:span><text:span text:style-name="Source_20_Text"><text:span text:style-name="T11">$phoneNumber</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7">// El mensaje se enviaría al backend del soporte (privado)</text:span></text:span></text:p>
      <text:p text:style-name="P2"><text:span text:style-name="Source_20_Text"><text:span text:style-name="T10"><text:s text:c="8"/></text:span></text:span><text:span text:style-name="Source_20_Text"><text:span text:style-name="T7">// Emplearía una clase especial PublishBackend</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Se podrían utilizar las diferentes clases que publican contenidos por separado, pero en este caso hemos adaptado </text:span><text:span text:style-name="Strong_20_Emphasis"><text:span text:style-name="T4">PublishBoard</text:span></text:span><text:span text:style-name="T3"> y </text:span><text:span text:style-name="Strong_20_Emphasis"><text:span text:style-name="T4">PublishBackend</text:span></text:span><text:span text:style-name="T3"> en una clase </text:span><text:span text:style-name="Strong_20_Emphasis"><text:span text:style-name="T4">Support</text:span></text:span><text:span text:style-name="T3"> que se encargará de enviar los mensajes. Si se recibe el número de teléfono, el método </text:span><text:span text:style-name="Emphasis"><text:span text:style-name="T6">sendMessage()</text:span></text:span><text:span text:style-name="T3"> enviará el mensaje en privado mediante PublishBackend.</text:span></text:p>
      <text:p text:style-name="P3"><text:span text:style-name="Source_20_Text"><text:span text:style-name="T7">// index.php</text:span></text:span></text:p>
      <text:p text:style-name="P2"><text:span text:style-name="Source_20_Text"><text:span text:style-name="T8">include_once</text:span></text:span><text:span text:style-name="Source_20_Text"><text:span text:style-name="T9">(</text:span></text:span><text:span text:style-name="Source_20_Text"><text:span text:style-name="T12">'support.php'</text:span></text:span><text:span text:style-name="Source_20_Text"><text:span text:style-name="T9">);</text:span></text:span></text:p>
      <text:p text:style-name="P2"/>
      <text:p text:style-name="P2"><text:span text:style-name="Source_20_Text"><text:span text:style-name="T11">$support</text:span></text:span><text:span text:style-name="Source_20_Text"><text:span text:style-name="T9"> = </text:span></text:span><text:span text:style-name="Source_20_Text"><text:span text:style-name="T8">new</text:span></text:span><text:span text:style-name="Source_20_Text"><text:span text:style-name="T9"> Support(</text:span></text:span><text:span text:style-name="Source_20_Text"><text:span text:style-name="T12">'username'</text:span></text:span><text:span text:style-name="Source_20_Text"><text:span text:style-name="T9">);</text:span></text:span></text:p>
      <text:p text:style-name="P4"><text:span text:style-name="Source_20_Text"><text:span text:style-name="T11">$support</text:span></text:span><text:span text:style-name="Source_20_Text"><text:span text:style-name="T9">-&gt;sendMessage(</text:span></text:span><text:span text:style-name="Source_20_Text"><text:span text:style-name="T12">'Problema'</text:span></text:span><text:span text:style-name="Source_20_Text"><text:span text:style-name="T9">, </text:span></text:span><text:span text:style-name="Source_20_Text"><text:span text:style-name="T12">'No funciona algo'</text:span></text:span><text:span text:style-name="Source_20_Text"><text:span text:style-name="T9">, </text:span></text:span><text:span text:style-name="Source_20_Text"><text:span text:style-name="T12">'6755642231'</text:span></text:span><text:span text:style-name="Source_20_Text"><text:span text:style-name="T9">);</text:span></text:span></text:p>
      <text:h text:style-name="P1" text:outline-level="3"><text:bookmark text:name="DecoratorPattern"/>4. Decorator pattern</text:h>
      <text:p text:style-name="P14">Este patrón añade comportamientos específicos en la instancia de una clase en lugar de adjuntarlos al objeto. Proporciona una alternativa flexible a la herencia para extender funcionalidades.</text:p>
      <text:p text:style-name="P13"><text:span text:style-name="Strong_20_Emphasis"><text:span text:style-name="T4">Ejemplo</text:span></text:span><text:span text:style-name="T3">. Tenemos un objeto </text:span><text:span text:style-name="Strong_20_Emphasis"><text:span text:style-name="T4">stdClass</text:span></text:span><text:span text:style-name="T3"> que guarda un libro con las propiedades </text:span><text:span text:style-name="Emphasis"><text:span text:style-name="T6">title</text:span></text:span><text:span text:style-name="T3">, _author_first</text:span><text:span text:style-name="Emphasis"><text:span text:style-name="T6">name</text:span></text:span><text:span text:style-name="T3"> y _author_last</text:span><text:span text:style-name="Emphasis"><text:span text:style-name="T6">name</text:span></text:span><text:span text:style-name="T3">. Queremos mostrar el nombre del autor de dos formas distintas, por lo que empleamos una clase que recibe la clase stdClass y la modifica.</text:span></text:p>
      <text:p text:style-name="P3"><text:span text:style-name="Source_20_Text"><text:span text:style-name="T8">class</text:span></text:span><text:span text:style-name="Source_20_Text"><text:span text:style-name="T9"> PrettyPrint</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book</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stdClass </text:span></text:span><text:span text:style-name="Source_20_Text"><text:span text:style-name="T11">$book_objec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book = </text:span></text:span><text:span text:style-name="Source_20_Text"><text:span text:style-name="T11">$book_objec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getAuthor()</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1">$this</text:span></text:span><text:span text:style-name="Source_20_Text"><text:span text:style-name="T9">-&gt;book-&gt;author_first_name . </text:span></text:span><text:span text:style-name="Source_20_Text"><text:span text:style-name="T12">" "</text:span></text:span><text:span text:style-name="Source_20_Text"><text:span text:style-name="T9"> . </text:span></text:span><text:span text:style-name="Source_20_Text"><text:span text:style-name="T11">$this</text:span></text:span><text:span text:style-name="Source_20_Text"><text:span text:style-name="T9">-&gt;book-&gt;author_last_name;</text:span></text:span></text:p>
      <text:p text:style-name="P2"><text:soft-page-break/><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getAuthorSortable()</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1">$this</text:span></text:span><text:span text:style-name="Source_20_Text"><text:span text:style-name="T9">-&gt;book-&gt;author_last_name . </text:span></text:span><text:span text:style-name="Source_20_Text"><text:span text:style-name="T12">", "</text:span></text:span><text:span text:style-name="Source_20_Text"><text:span text:style-name="T9"> . </text:span></text:span><text:span text:style-name="Source_20_Text"><text:span text:style-name="T11">$this</text:span></text:span><text:span text:style-name="Source_20_Text"><text:span text:style-name="T9">-&gt;book-&gt;author_first_name;</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Ahora creamos un libro, lo pasamos a </text:span><text:span text:style-name="Strong_20_Emphasis"><text:span text:style-name="T4">PrettyPrint</text:span></text:span><text:span text:style-name="T3"> y podremos mostrar el nombre del autor de las dos formas:</text:span></text:p>
      <text:p text:style-name="P3"><text:span text:style-name="Source_20_Text"><text:span text:style-name="T11">$book</text:span></text:span><text:span text:style-name="Source_20_Text"><text:span text:style-name="T9"> = </text:span></text:span><text:span text:style-name="Source_20_Text"><text:span text:style-name="T8">new</text:span></text:span><text:span text:style-name="Source_20_Text"><text:span text:style-name="T9"> stdClass();</text:span></text:span></text:p>
      <text:p text:style-name="P2"><text:span text:style-name="Source_20_Text"><text:span text:style-name="T11">$book</text:span></text:span><text:span text:style-name="Source_20_Text"><text:span text:style-name="T9">-&gt;title = </text:span></text:span><text:span text:style-name="Source_20_Text"><text:span text:style-name="T12">"Modern PHP"</text:span></text:span><text:span text:style-name="Source_20_Text"><text:span text:style-name="T9">;</text:span></text:span></text:p>
      <text:p text:style-name="P2"><text:span text:style-name="Source_20_Text"><text:span text:style-name="T11">$book</text:span></text:span><text:span text:style-name="Source_20_Text"><text:span text:style-name="T9">-&gt;author_first_name = </text:span></text:span><text:span text:style-name="Source_20_Text"><text:span text:style-name="T12">"Josh"</text:span></text:span><text:span text:style-name="Source_20_Text"><text:span text:style-name="T9">;</text:span></text:span></text:p>
      <text:p text:style-name="P2"><text:span text:style-name="Source_20_Text"><text:span text:style-name="T11">$book</text:span></text:span><text:span text:style-name="Source_20_Text"><text:span text:style-name="T9">-&gt;author_last_name = </text:span></text:span><text:span text:style-name="Source_20_Text"><text:span text:style-name="T12">"Lockhart"</text:span></text:span><text:span text:style-name="Source_20_Text"><text:span text:style-name="T9">;</text:span></text:span></text:p>
      <text:p text:style-name="P2"/>
      <text:p text:style-name="P2"><text:span text:style-name="Source_20_Text"><text:span text:style-name="T11">$bookFormatter</text:span></text:span><text:span text:style-name="Source_20_Text"><text:span text:style-name="T9"> = </text:span></text:span><text:span text:style-name="Source_20_Text"><text:span text:style-name="T8">new</text:span></text:span><text:span text:style-name="Source_20_Text"><text:span text:style-name="T9"> PrettyPrint(</text:span></text:span><text:span text:style-name="Source_20_Text"><text:span text:style-name="T11">$book</text:span></text:span><text:span text:style-name="Source_20_Text"><text:span text:style-name="T9">);</text:span></text:span></text:p>
      <text:p text:style-name="P2"/>
      <text:p text:style-name="P2"><text:span text:style-name="Source_20_Text"><text:span text:style-name="T8">echo</text:span></text:span><text:span text:style-name="Source_20_Text"><text:span text:style-name="T9"> </text:span></text:span><text:span text:style-name="Source_20_Text"><text:span text:style-name="T11">$book</text:span></text:span><text:span text:style-name="Source_20_Text"><text:span text:style-name="T9">-&gt;title . </text:span></text:span><text:span text:style-name="Source_20_Text"><text:span text:style-name="T12">" es un libro escrito por: "</text:span></text:span><text:span text:style-name="Source_20_Text"><text:span text:style-name="T9"> . </text:span></text:span><text:span text:style-name="Source_20_Text"><text:span text:style-name="T11">$bookFormatter</text:span></text:span><text:span text:style-name="Source_20_Text"><text:span text:style-name="T9">-&gt;getAuthor() . </text:span></text:span><text:span text:style-name="Source_20_Text"><text:span text:style-name="T12">"&lt;br&gt;"</text:span></text:span><text:span text:style-name="Source_20_Text"><text:span text:style-name="T9">;</text:span></text:span></text:p>
      <text:p text:style-name="P4"><text:span text:style-name="Source_20_Text"><text:span text:style-name="T8">echo</text:span></text:span><text:span text:style-name="Source_20_Text"><text:span text:style-name="T9"> </text:span></text:span><text:span text:style-name="Source_20_Text"><text:span text:style-name="T12">"Pero encontrarás el libro de esta forma: "</text:span></text:span><text:span text:style-name="Source_20_Text"><text:span text:style-name="T9"> . </text:span></text:span><text:span text:style-name="Source_20_Text"><text:span text:style-name="T11">$bookFormatter</text:span></text:span><text:span text:style-name="Source_20_Text"><text:span text:style-name="T9">-&gt;getAuthorSortable() . </text:span></text:span><text:span text:style-name="Source_20_Text"><text:span text:style-name="T12">"&lt;br&gt;"</text:span></text:span><text:span text:style-name="Source_20_Text"><text:span text:style-name="T9">;</text:span></text:span></text:p>
      <text:h text:style-name="P1" text:outline-level="3"><text:bookmark text:name="StrategyPattern"/>5. Strategy pattern</text:h>
      <text:p text:style-name="P13"><text:span text:style-name="Strong_20_Emphasis"><text:span text:style-name="T4">Strategy pattern</text:span></text:span><text:span text:style-name="T3"> permite que el comportamiento de un algoritmo se seleccione en tiempo de ejecución. El patrón define una </text:span><text:span text:style-name="Strong_20_Emphasis"><text:span text:style-name="T4">familia de algoritmos</text:span></text:span><text:span text:style-name="T3">, encapsula cada algoritmo y hace que los algoritmos sean intercambiables en esa familia. De esta forma el algoritmo varía independientemente de los clientes que lo usen.</text:span></text:p>
      <text:p text:style-name="P14">Permite definir y elegir una implementación dinámicamente y variar esa implementación independientemente del objeto. Surge cuando se necesitan añadir diferentes comportamientos de forma dinámica entre diferentes tipos de objetos.</text:p>
      <text:p text:style-name="P13"><text:span text:style-name="T3">Este patrón potencia así el </text:span><text:span text:style-name="Strong_20_Emphasis"><text:span text:style-name="T4">principio de la programación orientada a objetos Open/Closed</text:span></text:span><text:span text:style-name="T3">, que dice que las clases y los métodos han de estar abiertos para su extensión y cerrados para su modificación. De esta forma si queremos añadir comportamientos lo que se ha de hacer es extender las clases, que se puede hacer con herencia, pero mediante el </text:span><text:span text:style-name="Strong_20_Emphasis"><text:span text:style-name="T4">patrón strategy</text:span></text:span><text:span text:style-name="T3"> puede ser más efectivo.</text:span></text:p>
      <text:p text:style-name="P13"><text:soft-page-break/><text:span text:style-name="Strong_20_Emphasis"><text:span text:style-name="T4">Ejemplo</text:span></text:span><text:span text:style-name="T3">. En este ejemplo tenemos una clase (</text:span><text:span text:style-name="Strong_20_Emphasis"><text:span text:style-name="T4">Output</text:span></text:span><text:span text:style-name="T3">) desde la cual podemos instanciar clases diferentes (</text:span><text:span text:style-name="Strong_20_Emphasis"><text:span text:style-name="T4">Square</text:span></text:span><text:span text:style-name="T3">, </text:span><text:span text:style-name="Strong_20_Emphasis"><text:span text:style-name="T4">Circle</text:span></text:span><text:span text:style-name="T3">, </text:span><text:span text:style-name="Strong_20_Emphasis"><text:span text:style-name="T4">Cube</text:span></text:span><text:span text:style-name="T3">) en función de la superficie o volumen que queramos calcular.</text:span></text:p>
      <text:p text:style-name="P3"><text:span text:style-name="Source_20_Text"><text:span text:style-name="T7">// index.php</text:span></text:span></text:p>
      <text:p text:style-name="P2"><text:span text:style-name="Source_20_Text"><text:span text:style-name="T8">include_once</text:span></text:span><text:span text:style-name="Source_20_Text"><text:span text:style-name="T9"> </text:span></text:span><text:span text:style-name="Source_20_Text"><text:span text:style-name="T12">'output.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square.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circle.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cube.php'</text:span></text:span><text:span text:style-name="Source_20_Text"><text:span text:style-name="T9">;</text:span></text:span></text:p>
      <text:p text:style-name="P2"/>
      <text:p text:style-name="P2"><text:span text:style-name="Source_20_Text"><text:span text:style-name="T11">$input</text:span></text:span><text:span text:style-name="Source_20_Text"><text:span text:style-name="T9"> = </text:span></text:span><text:span text:style-name="Source_20_Text"><text:span text:style-name="T13">10</text:span></text:span><text:span text:style-name="Source_20_Text"><text:span text:style-name="T9">;</text:span></text:span></text:p>
      <text:p text:style-name="P2"/>
      <text:p text:style-name="P2"><text:span text:style-name="Source_20_Text"><text:span text:style-name="T11">$output</text:span></text:span><text:span text:style-name="Source_20_Text"><text:span text:style-name="T9"> = </text:span></text:span><text:span text:style-name="Source_20_Text"><text:span text:style-name="T8">new</text:span></text:span><text:span text:style-name="Source_20_Text"><text:span text:style-name="T9"> Output(</text:span></text:span><text:span text:style-name="Source_20_Text"><text:span text:style-name="T8">new</text:span></text:span><text:span text:style-name="Source_20_Text"><text:span text:style-name="T9"> Square());</text:span></text:span></text:p>
      <text:p text:style-name="P2"><text:span text:style-name="Source_20_Text"><text:span text:style-name="T8">echo</text:span></text:span><text:span text:style-name="Source_20_Text"><text:span text:style-name="T9"> </text:span></text:span><text:span text:style-name="Source_20_Text"><text:span text:style-name="T11">$output</text:span></text:span><text:span text:style-name="Source_20_Text"><text:span text:style-name="T9">-&gt;display(</text:span></text:span><text:span text:style-name="Source_20_Text"><text:span text:style-name="T11">$input</text:span></text:span><text:span text:style-name="Source_20_Text"><text:span text:style-name="T9">);</text:span></text:span></text:p>
      <text:p text:style-name="P2"/>
      <text:p text:style-name="P2"><text:span text:style-name="Source_20_Text"><text:span text:style-name="T11">$output</text:span></text:span><text:span text:style-name="Source_20_Text"><text:span text:style-name="T9">-&gt;setStrategy(</text:span></text:span><text:span text:style-name="Source_20_Text"><text:span text:style-name="T8">new</text:span></text:span><text:span text:style-name="Source_20_Text"><text:span text:style-name="T9"> Circle());</text:span></text:span></text:p>
      <text:p text:style-name="P2"><text:span text:style-name="Source_20_Text"><text:span text:style-name="T8">echo</text:span></text:span><text:span text:style-name="Source_20_Text"><text:span text:style-name="T9"> </text:span></text:span><text:span text:style-name="Source_20_Text"><text:span text:style-name="T11">$output</text:span></text:span><text:span text:style-name="Source_20_Text"><text:span text:style-name="T9">-&gt;display(</text:span></text:span><text:span text:style-name="Source_20_Text"><text:span text:style-name="T11">$input</text:span></text:span><text:span text:style-name="Source_20_Text"><text:span text:style-name="T9">);</text:span></text:span></text:p>
      <text:p text:style-name="P2"/>
      <text:p text:style-name="P2"><text:span text:style-name="Source_20_Text"><text:span text:style-name="T11">$output</text:span></text:span><text:span text:style-name="Source_20_Text"><text:span text:style-name="T9">-&gt;setStrategy(</text:span></text:span><text:span text:style-name="Source_20_Text"><text:span text:style-name="T8">new</text:span></text:span><text:span text:style-name="Source_20_Text"><text:span text:style-name="T9"> Cube());</text:span></text:span></text:p>
      <text:p text:style-name="P4"><text:span text:style-name="Source_20_Text"><text:span text:style-name="T8">echo</text:span></text:span><text:span text:style-name="Source_20_Text"><text:span text:style-name="T9"> </text:span></text:span><text:span text:style-name="Source_20_Text"><text:span text:style-name="T11">$output</text:span></text:span><text:span text:style-name="Source_20_Text"><text:span text:style-name="T9">-&gt;display(</text:span></text:span><text:span text:style-name="Source_20_Text"><text:span text:style-name="T11">$input</text:span></text:span><text:span text:style-name="Source_20_Text"><text:span text:style-name="T9">);</text:span></text:span></text:p>
      <text:p text:style-name="P13"><text:span text:style-name="T3">Se crea una clase </text:span><text:span text:style-name="Strong_20_Emphasis"><text:span text:style-name="T4">Output</text:span></text:span><text:span text:style-name="T3"> que recibe en su constructor un objeto </text:span><text:span text:style-name="Strong_20_Emphasis"><text:span text:style-name="T4">Square</text:span></text:span><text:span text:style-name="T3">. Después, si queremos emplear otro objeto en su lugar, llamamos al método </text:span><text:span text:style-name="Emphasis"><text:span text:style-name="T6">setStrategy</text:span></text:span><text:span text:style-name="T3"> y podremos operar con </text:span><text:span text:style-name="Strong_20_Emphasis"><text:span text:style-name="T4">Circle</text:span></text:span><text:span text:style-name="T3"> de la misma forma:</text:span></text:p>
      <text:p text:style-name="P3"><text:span text:style-name="Source_20_Text"><text:span text:style-name="T7">// output.php</text:span></text:span></text:p>
      <text:p text:style-name="P2"><text:span text:style-name="Source_20_Text"><text:span text:style-name="T8">class</text:span></text:span><text:span text:style-name="Source_20_Text"><text:span text:style-name="T9"> Output</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formatter</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text:span></text:span><text:span text:style-name="Source_20_Text"><text:span text:style-name="T11">$formatter</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formatter = </text:span></text:span><text:span text:style-name="Source_20_Text"><text:span text:style-name="T11">$formatter</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setStrategy(</text:span></text:span><text:span text:style-name="Source_20_Text"><text:span text:style-name="T11">$formatter</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formatter = </text:span></text:span><text:span text:style-name="Source_20_Text"><text:span text:style-name="T11">$formatter</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display(</text:span></text:span><text:span text:style-name="Source_20_Text"><text:span text:style-name="T11">$inpu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1">$this</text:span></text:span><text:span text:style-name="Source_20_Text"><text:span text:style-name="T9">-&gt;formatter-&gt;output(</text:span></text:span><text:span text:style-name="Source_20_Text"><text:span text:style-name="T11">$inpu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A continuación se muestra cada una de las clases: </text:span><text:span text:style-name="Strong_20_Emphasis"><text:span text:style-name="T4">Square</text:span></text:span><text:span text:style-name="T3">, </text:span><text:span text:style-name="Strong_20_Emphasis"><text:span text:style-name="T4">Circle</text:span></text:span><text:span text:style-name="T3"> y </text:span><text:span text:style-name="Strong_20_Emphasis"><text:span text:style-name="T4">Cube</text:span></text:span><text:span text:style-name="T3">, que simplemente tienen un método </text:span><text:span text:style-name="Emphasis"><text:span text:style-name="T6">output</text:span></text:span><text:span text:style-name="T3"> para mostrar sus superficies/volúmenes:</text:span></text:p>
      <text:p text:style-name="P14">Clase Square:</text:p>
      <text:p text:style-name="P3"><text:soft-page-break/><text:span text:style-name="Source_20_Text"><text:span text:style-name="T7">// square.php</text:span></text:span></text:p>
      <text:p text:style-name="P2"><text:span text:style-name="Source_20_Text"><text:span text:style-name="T8">class</text:span></text:span><text:span text:style-name="Source_20_Text"><text:span text:style-name="T9"> Square</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output(</text:span></text:span><text:span text:style-name="Source_20_Text"><text:span text:style-name="T11">$inpu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1">$input</text:span></text:span><text:span text:style-name="Source_20_Text"><text:span text:style-name="T9"> * </text:span></text:span><text:span text:style-name="Source_20_Text"><text:span text:style-name="T11">$inpu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4">Clase Circle:</text:p>
      <text:p text:style-name="P3"><text:span text:style-name="Source_20_Text"><text:span text:style-name="T7">// circle.php</text:span></text:span></text:p>
      <text:p text:style-name="P2"><text:span text:style-name="Source_20_Text"><text:span text:style-name="T8">class</text:span></text:span><text:span text:style-name="Source_20_Text"><text:span text:style-name="T9"> Circle</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output(</text:span></text:span><text:span text:style-name="Source_20_Text"><text:span text:style-name="T11">$inpu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pi() * </text:span></text:span><text:span text:style-name="Source_20_Text"><text:span text:style-name="T11">$input</text:span></text:span><text:span text:style-name="Source_20_Text"><text:span text:style-name="T9"> * </text:span></text:span><text:span text:style-name="Source_20_Text"><text:span text:style-name="T11">$inpu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4">Clase Cube:</text:p>
      <text:p text:style-name="P3"><text:span text:style-name="Source_20_Text"><text:span text:style-name="T7">// cube.php</text:span></text:span></text:p>
      <text:p text:style-name="P2"><text:span text:style-name="Source_20_Text"><text:span text:style-name="T8">class</text:span></text:span><text:span text:style-name="Source_20_Text"><text:span text:style-name="T9"> Cube</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output(</text:span></text:span><text:span text:style-name="Source_20_Text"><text:span text:style-name="T11">$inpu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1">$input</text:span></text:span><text:span text:style-name="Source_20_Text"><text:span text:style-name="T9"> * </text:span></text:span><text:span text:style-name="Source_20_Text"><text:span text:style-name="T11">$input</text:span></text:span><text:span text:style-name="Source_20_Text"><text:span text:style-name="T9"> * </text:span></text:span><text:span text:style-name="Source_20_Text"><text:span text:style-name="T11">$inpu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h text:style-name="P1" text:outline-level="3"><text:bookmark text:name="ModelViewControllerPattern"/>6. Model-View-Controller pattern</text:h>
      <text:p text:style-name="P13"><text:span text:style-name="T3">Este patrón divide la aplicación en tres partes interconectadas (model, view, controller), de forma que la representación de la información queda separada del funcionamiento interno de la aplicación, lo que la hace mucho más segura. Es uno de los patrones en los que se fundamentan los </text:span><text:span text:style-name="Strong_20_Emphasis"><text:span text:style-name="T4">frameworks</text:span></text:span><text:span text:style-name="T3"> actuales y la mayoría de </text:span><text:span text:style-name="Strong_20_Emphasis"><text:span text:style-name="T4">aplicaciones web</text:span></text:span><text:span text:style-name="T3">:</text:span></text:p>
      <text:list xml:id="list1519798142" text:style-name="L6">
        <text:list-item>
          <text:p text:style-name="P20">Model. Recopila los datos.</text:p>
        </text:list-item>
        <text:list-item>
          <text:p text:style-name="P20">Controller. Maneja y distribuye los datos. Es el puente entre el Model y el View.</text:p>
        </text:list-item>
        <text:list-item>
          <text:p text:style-name="P11">View. Representa los datos.</text:p>
        </text:list-item>
      </text:list>
      <text:p text:style-name="P13"><text:span text:style-name="T3">Se suele procurar que los </text:span><text:span text:style-name="Strong_20_Emphasis"><text:span text:style-name="T4">controllers</text:span></text:span><text:span text:style-name="T3"> sean reducidos, de forma que se cargue el mayor peso posible en los </text:span><text:span text:style-name="Strong_20_Emphasis"><text:span text:style-name="T4">models</text:span></text:span><text:span text:style-name="T3">.</text:span></text:p>
      <text:p text:style-name="P13"><text:soft-page-break/><text:span text:style-name="Strong_20_Emphasis"><text:span text:style-name="T4">Ejemplo</text:span></text:span><text:span text:style-name="T3">. Este ejemplo es extenso y complejo, pero es lo más que se puede reducir este patrón. Primero representamos el esquema de archivos:</text:span></text:p>
      <text:p text:style-name="P3"><text:span text:style-name="Source_20_Text"><text:span text:style-name="T9">mvc/</text:span></text:span></text:p>
      <text:p text:style-name="P2"><text:span text:style-name="Source_20_Text"><text:span text:style-name="T10">├─ </text:span></text:span><text:span text:style-name="Source_20_Text"><text:span text:style-name="T9">models/</text:span></text:span></text:p>
      <text:p text:style-name="P2"><text:span text:style-name="Source_20_Text"><text:span text:style-name="T10"><text:s text:c="4"/>└─ </text:span></text:span><text:span text:style-name="Source_20_Text"><text:span text:style-name="T9">Greeting.php</text:span></text:span></text:p>
      <text:p text:style-name="P2"><text:span text:style-name="Source_20_Text"><text:span text:style-name="T10">├─ </text:span></text:span><text:span text:style-name="Source_20_Text"><text:span text:style-name="T9">controllers/</text:span></text:span></text:p>
      <text:p text:style-name="P2"><text:span text:style-name="Source_20_Text"><text:span text:style-name="T10"><text:s text:c="4"/>└─ </text:span></text:span><text:span text:style-name="Source_20_Text"><text:span text:style-name="T9">DefaultController.php</text:span></text:span></text:p>
      <text:p text:style-name="P2"><text:span text:style-name="Source_20_Text"><text:span text:style-name="T10"><text:s text:c="4"/>└─ </text:span></text:span><text:span text:style-name="Source_20_Text"><text:span text:style-name="T9">GreetingController.php</text:span></text:span></text:p>
      <text:p text:style-name="P2"><text:span text:style-name="Source_20_Text"><text:span text:style-name="T10">├─ </text:span></text:span><text:span text:style-name="Source_20_Text"><text:span text:style-name="T9">views/</text:span></text:span></text:p>
      <text:p text:style-name="P2"><text:span text:style-name="Source_20_Text"><text:span text:style-name="T10"><text:s text:c="4"/>└─ </text:span></text:span><text:span text:style-name="Source_20_Text"><text:span text:style-name="T8">default</text:span></text:span><text:span text:style-name="Source_20_Text"><text:span text:style-name="T9">.php</text:span></text:span></text:p>
      <text:p text:style-name="P2"><text:span text:style-name="Source_20_Text"><text:span text:style-name="T10"><text:s text:c="4"/>└─ </text:span></text:span><text:span text:style-name="Source_20_Text"><text:span text:style-name="T9">message.php</text:span></text:span></text:p>
      <text:p text:style-name="P4"><text:span text:style-name="Source_20_Text"><text:span text:style-name="T9">index.php</text:span></text:span></text:p>
      <text:p text:style-name="P13"><text:span text:style-name="T3">Comenzamos con el archivo </text:span><text:span text:style-name="Emphasis"><text:span text:style-name="T6">index.php</text:span></text:span><text:span text:style-name="T3">:</text:span></text:p>
      <text:p text:style-name="P3"><text:span text:style-name="Source_20_Text"><text:span text:style-name="T7">// index.php</text:span></text:span></text:p>
      <text:p text:style-name="P2"><text:span text:style-name="Source_20_Text"><text:span text:style-name="T8">include_once</text:span></text:span><text:span text:style-name="Source_20_Text"><text:span text:style-name="T9"> </text:span></text:span><text:span text:style-name="Source_20_Text"><text:span text:style-name="T12">'controllers/DefaultController.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controllers/GreetingController.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models/Greeting.php'</text:span></text:span><text:span text:style-name="Source_20_Text"><text:span text:style-name="T9">;</text:span></text:span></text:p>
      <text:p text:style-name="P2"/>
      <text:p text:style-name="P2"><text:span text:style-name="Source_20_Text"><text:span text:style-name="T11">$action</text:span></text:span><text:span text:style-name="Source_20_Text"><text:span text:style-name="T9"> = </text:span></text:span><text:span text:style-name="Source_20_Text"><text:span text:style-name="T8">isset</text:span></text:span><text:span text:style-name="Source_20_Text"><text:span text:style-name="T9">(</text:span></text:span><text:span text:style-name="Source_20_Text"><text:span text:style-name="T11">$_GET</text:span></text:span><text:span text:style-name="Source_20_Text"><text:span text:style-name="T9">[</text:span></text:span><text:span text:style-name="Source_20_Text"><text:span text:style-name="T12">'a'</text:span></text:span><text:span text:style-name="Source_20_Text"><text:span text:style-name="T9">]) ? </text:span></text:span><text:span text:style-name="Source_20_Text"><text:span text:style-name="T11">$_GET</text:span></text:span><text:span text:style-name="Source_20_Text"><text:span text:style-name="T9">[</text:span></text:span><text:span text:style-name="Source_20_Text"><text:span text:style-name="T12">'a'</text:span></text:span><text:span text:style-name="Source_20_Text"><text:span text:style-name="T9">] : </text:span></text:span><text:span text:style-name="Source_20_Text"><text:span text:style-name="T12">'index'</text:span></text:span><text:span text:style-name="Source_20_Text"><text:span text:style-name="T9">;</text:span></text:span></text:p>
      <text:p text:style-name="P2"><text:span text:style-name="Source_20_Text"><text:span text:style-name="T11">$section</text:span></text:span><text:span text:style-name="Source_20_Text"><text:span text:style-name="T9"> = </text:span></text:span><text:span text:style-name="Source_20_Text"><text:span text:style-name="T8">isset</text:span></text:span><text:span text:style-name="Source_20_Text"><text:span text:style-name="T9">(</text:span></text:span><text:span text:style-name="Source_20_Text"><text:span text:style-name="T11">$_GET</text:span></text:span><text:span text:style-name="Source_20_Text"><text:span text:style-name="T9">[</text:span></text:span><text:span text:style-name="Source_20_Text"><text:span text:style-name="T12">'s'</text:span></text:span><text:span text:style-name="Source_20_Text"><text:span text:style-name="T9">]) ? </text:span></text:span><text:span text:style-name="Source_20_Text"><text:span text:style-name="T11">$_GET</text:span></text:span><text:span text:style-name="Source_20_Text"><text:span text:style-name="T9">[</text:span></text:span><text:span text:style-name="Source_20_Text"><text:span text:style-name="T12">'s'</text:span></text:span><text:span text:style-name="Source_20_Text"><text:span text:style-name="T9">] : </text:span></text:span><text:span text:style-name="Source_20_Text"><text:span text:style-name="T12">''</text:span></text:span><text:span text:style-name="Source_20_Text"><text:span text:style-name="T9">;</text:span></text:span></text:p>
      <text:p text:style-name="P2"/>
      <text:p text:style-name="P2"><text:span text:style-name="Source_20_Text"><text:span text:style-name="T8">switch</text:span></text:span><text:span text:style-name="Source_20_Text"><text:span text:style-name="T9">(</text:span></text:span><text:span text:style-name="Source_20_Text"><text:span text:style-name="T11">$section</text:span></text:span><text:span text:style-name="Source_20_Text"><text:span text:style-name="T9">){</text:span></text:span></text:p>
      <text:p text:style-name="P2"><text:span text:style-name="Source_20_Text"><text:span text:style-name="T10"><text:s text:c="4"/></text:span></text:span><text:span text:style-name="Source_20_Text"><text:span text:style-name="T8">case</text:span></text:span><text:span text:style-name="Source_20_Text"><text:span text:style-name="T9"> </text:span></text:span><text:span text:style-name="Source_20_Text"><text:span text:style-name="T12">'greeting'</text:span></text:span><text:span text:style-name="Source_20_Text"><text:span text:style-name="T9">:</text:span></text:span></text:p>
      <text:p text:style-name="P2"><text:span text:style-name="Source_20_Text"><text:span text:style-name="T10"><text:s text:c="8"/></text:span></text:span><text:span text:style-name="Source_20_Text"><text:span text:style-name="T11">$controller</text:span></text:span><text:span text:style-name="Source_20_Text"><text:span text:style-name="T9"> = </text:span></text:span><text:span text:style-name="Source_20_Text"><text:span text:style-name="T8">new</text:span></text:span><text:span text:style-name="Source_20_Text"><text:span text:style-name="T9"> GreetingController;</text:span></text:span></text:p>
      <text:p text:style-name="P2"><text:span text:style-name="Source_20_Text"><text:span text:style-name="T10"><text:s text:c="8"/></text:span></text:span><text:span text:style-name="Source_20_Text"><text:span text:style-name="T8">break</text:span></text:span><text:span text:style-name="Source_20_Text"><text:span text:style-name="T9">;</text:span></text:span></text:p>
      <text:p text:style-name="P2"><text:span text:style-name="Source_20_Text"><text:span text:style-name="T10"><text:s text:c="4"/></text:span></text:span><text:span text:style-name="Source_20_Text"><text:span text:style-name="T8">default</text:span></text:span><text:span text:style-name="Source_20_Text"><text:span text:style-name="T9">:</text:span></text:span></text:p>
      <text:p text:style-name="P2"><text:span text:style-name="Source_20_Text"><text:span text:style-name="T10"><text:s text:c="8"/></text:span></text:span><text:span text:style-name="Source_20_Text"><text:span text:style-name="T11">$controller</text:span></text:span><text:span text:style-name="Source_20_Text"><text:span text:style-name="T9"> = </text:span></text:span><text:span text:style-name="Source_20_Text"><text:span text:style-name="T8">new</text:span></text:span><text:span text:style-name="Source_20_Text"><text:span text:style-name="T9"> DefaultController;</text:span></text:span></text:p>
      <text:p text:style-name="P2"><text:span text:style-name="Source_20_Text"><text:span text:style-name="T9">}</text:span></text:span></text:p>
      <text:p text:style-name="P2"/>
      <text:p text:style-name="P4"><text:span text:style-name="Source_20_Text"><text:span text:style-name="T11">$controller</text:span></text:span><text:span text:style-name="Source_20_Text"><text:span text:style-name="T9">-&gt;run(</text:span></text:span><text:span text:style-name="Source_20_Text"><text:span text:style-name="T11">$action</text:span></text:span><text:span text:style-name="Source_20_Text"><text:span text:style-name="T9">);</text:span></text:span></text:p>
      <text:p text:style-name="P13"><text:span text:style-name="T3">Si no hay ninguna </text:span><text:span text:style-name="Emphasis"><text:span text:style-name="T6">section</text:span></text:span><text:span text:style-name="T3"> ejecutará el método </text:span><text:span text:style-name="Emphasis"><text:span text:style-name="T6">run</text:span></text:span><text:span text:style-name="T3"> de </text:span><text:span text:style-name="Strong_20_Emphasis"><text:span text:style-name="T4">DefaultController</text:span></text:span><text:span text:style-name="T3">:</text:span></text:p>
      <text:p text:style-name="P3"><text:span text:style-name="Source_20_Text"><text:span text:style-name="T7">// controllers/DefaultController.php</text:span></text:span></text:p>
      <text:p text:style-name="P2"><text:span text:style-name="Source_20_Text"><text:span text:style-name="T8">class</text:span></text:span><text:span text:style-name="Source_20_Text"><text:span text:style-name="T9"> DefaultController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run (</text:span></text:span><text:span text:style-name="Source_20_Text"><text:span text:style-name="T11">$action</text:span></text:span><text:span text:style-name="Source_20_Text"><text:span text:style-name="T9"> = </text:span></text:span><text:span text:style-name="Source_20_Text"><text:span text:style-name="T12">'index'</text:span></text:span><text:span text:style-name="Source_20_Text"><text:span text:style-name="T9">, </text:span></text:span><text:span text:style-name="Source_20_Text"><text:span text:style-name="T11">$id</text:span></text:span><text:span text:style-name="Source_20_Text"><text:span text:style-name="T9"> = </text:span></text:span><text:span text:style-name="Source_20_Text"><text:span text:style-name="T13">0</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if</text:span></text:span><text:span text:style-name="Source_20_Text"><text:span text:style-name="T9">(!method_exists(</text:span></text:span><text:span text:style-name="Source_20_Text"><text:span text:style-name="T11">$this</text:span></text:span><text:span text:style-name="Source_20_Text"><text:span text:style-name="T9">, </text:span></text:span><text:span text:style-name="Source_20_Text"><text:span text:style-name="T11">$action</text:span></text:span><text:span text:style-name="Source_20_Text"><text:span text:style-name="T9">)){</text:span></text:span></text:p>
      <text:p text:style-name="P2"><text:span text:style-name="Source_20_Text"><text:span text:style-name="T10"><text:s text:c="12"/></text:span></text:span><text:span text:style-name="Source_20_Text"><text:span text:style-name="T11">$action</text:span></text:span><text:span text:style-name="Source_20_Text"><text:span text:style-name="T9"> = </text:span></text:span><text:span text:style-name="Source_20_Text"><text:span text:style-name="T12">'index'</text:span></text:span><text:span text:style-name="Source_20_Text"><text:span text:style-name="T9">;</text:span></text:span></text:p>
      <text:p text:style-name="P2"><text:span text:style-name="Source_20_Text"><text:span text:style-name="T10"><text:s text:c="8"/></text:span></text:span><text:span text:style-name="Source_20_Text"><text:span text:style-name="T9">}</text:span></text:span></text:p>
      <text:p text:style-name="P2"/>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1">$this</text:span></text:span><text:span text:style-name="Source_20_Text"><text:span text:style-name="T9">-&gt;</text:span></text:span><text:span text:style-name="Source_20_Text"><text:span text:style-name="T11">$action</text:span></text:span><text:span text:style-name="Source_20_Text"><text:span text:style-name="T9">(</text:span></text:span><text:span text:style-name="Source_20_Text"><text:span text:style-name="T11">$id</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index()</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include</text:span></text:span><text:span text:style-name="Source_20_Text"><text:span text:style-name="T9"> </text:span></text:span><text:span text:style-name="Source_20_Text"><text:span text:style-name="T12">'views/default.php'</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oft-page-break/><text:span text:style-name="T3">Este empleará el método </text:span><text:span text:style-name="Emphasis"><text:span text:style-name="T6">index</text:span></text:span><text:span text:style-name="T3">, el cual incluye el template de la página principal:</text:span></text:p>
      <text:p text:style-name="P3"><text:span text:style-name="Source_20_Text"><text:span text:style-name="T9">// views/default.php</text:span></text:span></text:p>
      <text:p text:style-name="P2"><text:span text:style-name="Source_20_Text"><text:span text:style-name="T14">&lt;</text:span></text:span><text:span text:style-name="Source_20_Text"><text:span text:style-name="T15">ul</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hello"</text:span></text:span><text:span text:style-name="Source_20_Text"><text:span text:style-name="T14">&gt;</text:span></text:span><text:span text:style-name="Source_20_Text"><text:span text:style-name="T9">Decir hola</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goodbye"</text:span></text:span><text:span text:style-name="Source_20_Text"><text:span text:style-name="T14">&gt;</text:span></text:span><text:span text:style-name="Source_20_Text"><text:span text:style-name="T9">Decir adios</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4"><text:span text:style-name="Source_20_Text"><text:span text:style-name="T14">&lt;/</text:span></text:span><text:span text:style-name="Source_20_Text"><text:span text:style-name="T15">ul</text:span></text:span><text:span text:style-name="Source_20_Text"><text:span text:style-name="T14">&gt;</text:span></text:span></text:p>
      <text:p text:style-name="P13"><text:span text:style-name="T3">Desde aquí podemos escoger Decir hola y Decir adios, que serían dos tipos de </text:span><text:span text:style-name="Emphasis"><text:span text:style-name="T6">action</text:span></text:span><text:span text:style-name="T3">, y el </text:span><text:span text:style-name="Emphasis"><text:span text:style-name="T6">index.php</text:span></text:span><text:span text:style-name="T3"> nos llevará entonces al </text:span><text:span text:style-name="Strong_20_Emphasis"><text:span text:style-name="T4">GreetingController</text:span></text:span><text:span text:style-name="T3">:</text:span></text:p>
      <text:p text:style-name="P3"><text:span text:style-name="Source_20_Text"><text:span text:style-name="T7">// controllers/GreetingController.php</text:span></text:span></text:p>
      <text:p text:style-name="P2"><text:span text:style-name="Source_20_Text"><text:span text:style-name="T8">class</text:span></text:span><text:span text:style-name="Source_20_Text"><text:span text:style-name="T9"> GreetingController </text:span></text:span><text:span text:style-name="Source_20_Text"><text:span text:style-name="T8">extends</text:span></text:span><text:span text:style-name="Source_20_Text"><text:span text:style-name="T9"> DefaultController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section</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section = </text:span></text:span><text:span text:style-name="Source_20_Text"><text:span text:style-name="T8">new</text:span></text:span><text:span text:style-name="Source_20_Text"><text:span text:style-name="T9"> Greeting;</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hello()</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message</text:span></text:span><text:span text:style-name="Source_20_Text"><text:span text:style-name="T9"> = </text:span></text:span><text:span text:style-name="Source_20_Text"><text:span text:style-name="T11">$this</text:span></text:span><text:span text:style-name="Source_20_Text"><text:span text:style-name="T9">-&gt;section-&gt;hello();</text:span></text:span></text:p>
      <text:p text:style-name="P2"/>
      <text:p text:style-name="P2"><text:span text:style-name="Source_20_Text"><text:span text:style-name="T10"><text:s text:c="8"/></text:span></text:span><text:span text:style-name="Source_20_Text"><text:span text:style-name="T8">include_once</text:span></text:span><text:span text:style-name="Source_20_Text"><text:span text:style-name="T9"> </text:span></text:span><text:span text:style-name="Source_20_Text"><text:span text:style-name="T12">'views/message.php'</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goodbye()</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message</text:span></text:span><text:span text:style-name="Source_20_Text"><text:span text:style-name="T9"> = </text:span></text:span><text:span text:style-name="Source_20_Text"><text:span text:style-name="T11">$this</text:span></text:span><text:span text:style-name="Source_20_Text"><text:span text:style-name="T9">-&gt;section-&gt;goodbye();</text:span></text:span></text:p>
      <text:p text:style-name="P2"/>
      <text:p text:style-name="P2"><text:span text:style-name="Source_20_Text"><text:span text:style-name="T10"><text:s text:c="8"/></text:span></text:span><text:span text:style-name="Source_20_Text"><text:span text:style-name="T8">include_once</text:span></text:span><text:span text:style-name="Source_20_Text"><text:span text:style-name="T9"> </text:span></text:span><text:span text:style-name="Source_20_Text"><text:span text:style-name="T12">'views/message.php'</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4"><text:span text:style-name="Source_20_Text"><text:span text:style-name="T9">}</text:span></text:span></text:p>
      <text:p text:style-name="P13"><text:span text:style-name="Strong_20_Emphasis"><text:span text:style-name="T4">GreetingController</text:span></text:span><text:span text:style-name="T3"> instancia por defecto al model, que es la clase </text:span><text:span text:style-name="Strong_20_Emphasis"><text:span text:style-name="T4">Greeting</text:span></text:span><text:span text:style-name="T3">:</text:span></text:p>
      <text:p text:style-name="P3"><text:span text:style-name="Source_20_Text"><text:span text:style-name="T7">// models/Greeting.php</text:span></text:span></text:p>
      <text:p text:style-name="P2"><text:span text:style-name="Source_20_Text"><text:span text:style-name="T10">​</text:span></text:span><text:span text:style-name="Source_20_Text"><text:span text:style-name="T8">class</text:span></text:span><text:span text:style-name="Source_20_Text"><text:span text:style-name="T9"> Greeting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hello()</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2">"Hola!, ¿que tal?"</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goodbye()</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2">"Adiós! Hasta Pronto!"</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oft-page-break/><text:span text:style-name="Source_20_Text"><text:span text:style-name="T9">}</text:span></text:span></text:p>
      <text:p text:style-name="P13"><text:span text:style-name="T3">Finalmente, dependiendo de si hemos hecho click en Decir hola o Decir adios, empleará los métodos </text:span><text:span text:style-name="Emphasis"><text:span text:style-name="T6">hello()</text:span></text:span><text:span text:style-name="T3"> o </text:span><text:span text:style-name="Emphasis"><text:span text:style-name="T6">goodbye()</text:span></text:span><text:span text:style-name="T3">, que incluyen un mensage específico que se mostrará en el view especificado:</text:span></text:p>
      <text:p text:style-name="P3"><text:span text:style-name="Source_20_Text"><text:span text:style-name="T9">// views/message.php</text:span></text:span></text:p>
      <text:p text:style-name="P2"><text:span text:style-name="Source_20_Text"><text:span text:style-name="T14">&lt;</text:span></text:span><text:span text:style-name="Source_20_Text"><text:span text:style-name="T15">h1</text:span></text:span><text:span text:style-name="Source_20_Text"><text:span text:style-name="T14">&gt;</text:span></text:span><text:span text:style-name="Source_20_Text"><text:span text:style-name="T7">&lt;?php</text:span></text:span><text:span text:style-name="Source_20_Text"><text:span text:style-name="T9"> </text:span></text:span><text:span text:style-name="Source_20_Text"><text:span text:style-name="T8">echo</text:span></text:span><text:span text:style-name="Source_20_Text"><text:span text:style-name="T9"> </text:span></text:span><text:span text:style-name="Source_20_Text"><text:span text:style-name="T11">$message</text:span></text:span><text:span text:style-name="Source_20_Text"><text:span text:style-name="T9"> </text:span></text:span><text:span text:style-name="Source_20_Text"><text:span text:style-name="T7">?&gt;</text:span></text:span><text:span text:style-name="Source_20_Text"><text:span text:style-name="T14">&lt;/</text:span></text:span><text:span text:style-name="Source_20_Text"><text:span text:style-name="T15">h1</text:span></text:span><text:span text:style-name="Source_20_Text"><text:span text:style-name="T14">&gt;</text:span></text:span></text:p>
      <text:p text:style-name="P2"><text:span text:style-name="Source_20_Text"><text:span text:style-name="T14">&lt;</text:span></text:span><text:span text:style-name="Source_20_Text"><text:span text:style-name="T15">ul</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hello"</text:span></text:span><text:span text:style-name="Source_20_Text"><text:span text:style-name="T14">&gt;</text:span></text:span><text:span text:style-name="Source_20_Text"><text:span text:style-name="T9">Saludar</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goodbye"</text:span></text:span><text:span text:style-name="Source_20_Text"><text:span text:style-name="T14">&gt;</text:span></text:span><text:span text:style-name="Source_20_Text"><text:span text:style-name="T9">Despedirse</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unrecognized"</text:span></text:span><text:span text:style-name="Source_20_Text"><text:span text:style-name="T14">&gt;</text:span></text:span><text:span text:style-name="Source_20_Text"><text:span text:style-name="T9">Cualquier otra acción</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4"><text:span text:style-name="Source_20_Text"><text:span text:style-name="T14">&lt;/</text:span></text:span><text:span text:style-name="Source_20_Text"><text:span text:style-name="T15">ul</text:span></text:span><text:span text:style-name="Source_20_Text"><text:span text:style-name="T14">&gt;</text:span></text:span></text:p>
      <text:h text:style-name="P1" text:outline-level="3"><text:bookmark text:name="ActionDomainResponderPattern"/>7. Action-Domain-Responder pattern</text:h>
      <text:p text:style-name="P13"><text:span text:style-name="T3">El </text:span><text:span text:style-name="Strong_20_Emphasis"><text:span text:style-name="T4">ADR</text:span></text:span><text:span text:style-name="T3"> es una versión mejorada del MVC pattern. Los </text:span><text:span text:style-name="Strong_20_Emphasis"><text:span text:style-name="T4">mensajes HTTP</text:span></text:span><text:span text:style-name="T3"> se dividen en headers y en el body, y el patrón MVC sólo tiene en cuenta el body. En el ADR el view se transforma en una implementación más específica de respuesta que tiene en cuenta todos los aspectos de la respuesta HTTP: sesiones, cookies, HTML, content types, etc.</text:span></text:p>
      <text:p text:style-name="P13"><text:span text:style-name="T3">El </text:span><text:span text:style-name="Strong_20_Emphasis"><text:span text:style-name="T4">Action</text:span></text:span><text:span text:style-name="T3"> pasa el imput al </text:span><text:span text:style-name="Strong_20_Emphasis"><text:span text:style-name="T4">Domain</text:span></text:span><text:span text:style-name="T3">, el cual devuelve algunos datos al Action de nuevo para que los envíe al </text:span><text:span text:style-name="Strong_20_Emphasis"><text:span text:style-name="T4">Responder</text:span></text:span><text:span text:style-name="T3">. En escenarios muy simples puede resultar suficiente con que el Responder determine cómo presentar los datos. En escenarios más complejos tiene más sentido que el Domain pase los datos de forma que determine la forma y en estado de los mismos. Domain tiene la </text:span><text:span text:style-name="Emphasis"><text:span text:style-name="T6">business logic</text:span></text:span><text:span text:style-name="T3">, Action tiene la </text:span><text:span text:style-name="Emphasis"><text:span text:style-name="T6">routing logic</text:span></text:span><text:span text:style-name="T3"> y Responder tiene la </text:span><text:span text:style-name="Emphasis"><text:span text:style-name="T6">response logic</text:span></text:span><text:span text:style-name="T3">.</text:span></text:p>
      <text:p text:style-name="P13"><text:span text:style-name="Strong_20_Emphasis"><text:span text:style-name="T4">Ejemplo</text:span></text:span><text:span text:style-name="T3">. Este ejemplo es el más extenso y complejo de todos. Es el ejemplo del </text:span><text:span text:style-name="Strong_20_Emphasis"><text:span text:style-name="T4">MVC transformado a ADR</text:span></text:span><text:span text:style-name="T3">. Presentamos el esquema de archivos:</text:span></text:p>
      <text:p text:style-name="P3"><text:span text:style-name="Source_20_Text"><text:span text:style-name="T9">adr/</text:span></text:span></text:p>
      <text:p text:style-name="P2"><text:span text:style-name="Source_20_Text"><text:span text:style-name="T10">├─ </text:span></text:span><text:span text:style-name="Source_20_Text"><text:span text:style-name="T9">actions/</text:span></text:span></text:p>
      <text:p text:style-name="P2"><text:span text:style-name="Source_20_Text"><text:span text:style-name="T10"><text:s text:c="4"/>└─ </text:span></text:span><text:span text:style-name="Source_20_Text"><text:span text:style-name="T9">DefaultAction.php</text:span></text:span></text:p>
      <text:p text:style-name="P2"><text:span text:style-name="Source_20_Text"><text:span text:style-name="T10"><text:s text:c="4"/>└─ </text:span></text:span><text:span text:style-name="Source_20_Text"><text:span text:style-name="T9">GreetingFactory.php</text:span></text:span></text:p>
      <text:p text:style-name="P2"><text:span text:style-name="Source_20_Text"><text:span text:style-name="T10"><text:s text:c="4"/>└─ </text:span></text:span><text:span text:style-name="Source_20_Text"><text:span text:style-name="T9">GreetingViewGoodbye.php</text:span></text:span></text:p>
      <text:p text:style-name="P2"><text:span text:style-name="Source_20_Text"><text:span text:style-name="T10"><text:s text:c="4"/>└─ </text:span></text:span><text:span text:style-name="Source_20_Text"><text:span text:style-name="T9">GreetingViewHello.php</text:span></text:span></text:p>
      <text:p text:style-name="P2"><text:soft-page-break/><text:span text:style-name="Source_20_Text"><text:span text:style-name="T10">├─ </text:span></text:span><text:span text:style-name="Source_20_Text"><text:span text:style-name="T9">controllers/</text:span></text:span></text:p>
      <text:p text:style-name="P2"><text:span text:style-name="Source_20_Text"><text:span text:style-name="T10"><text:s text:c="4"/>└─ </text:span></text:span><text:span text:style-name="Source_20_Text"><text:span text:style-name="T9">Greeting.php</text:span></text:span></text:p>
      <text:p text:style-name="P2"><text:span text:style-name="Source_20_Text"><text:span text:style-name="T10">├─ </text:span></text:span><text:span text:style-name="Source_20_Text"><text:span text:style-name="T9">views/</text:span></text:span></text:p>
      <text:p text:style-name="P2"><text:span text:style-name="Source_20_Text"><text:span text:style-name="T10"><text:s text:c="4"/>└─ </text:span></text:span><text:span text:style-name="Source_20_Text"><text:span text:style-name="T9">DefaultResponder.php</text:span></text:span></text:p>
      <text:p text:style-name="P2"><text:span text:style-name="Source_20_Text"><text:span text:style-name="T10"><text:s text:c="4"/>└─ </text:span></text:span><text:span text:style-name="Source_20_Text"><text:span text:style-name="T9">GreetingViewGoodbyeResponder.php</text:span></text:span></text:p>
      <text:p text:style-name="P2"><text:span text:style-name="Source_20_Text"><text:span text:style-name="T10"><text:s text:c="4"/>└─ </text:span></text:span><text:span text:style-name="Source_20_Text"><text:span text:style-name="T9">GreetingViewHelloResponder.php</text:span></text:span></text:p>
      <text:p text:style-name="P2"><text:span text:style-name="Source_20_Text"><text:span text:style-name="T10">├─ </text:span></text:span><text:span text:style-name="Source_20_Text"><text:span text:style-name="T9">templates/</text:span></text:span></text:p>
      <text:p text:style-name="P2"><text:span text:style-name="Source_20_Text"><text:span text:style-name="T10"><text:s text:c="4"/>└─ </text:span></text:span><text:span text:style-name="Source_20_Text"><text:span text:style-name="T8">default</text:span></text:span><text:span text:style-name="Source_20_Text"><text:span text:style-name="T9">.php</text:span></text:span></text:p>
      <text:p text:style-name="P2"><text:span text:style-name="Source_20_Text"><text:span text:style-name="T10"><text:s text:c="4"/>└─ </text:span></text:span><text:span text:style-name="Source_20_Text"><text:span text:style-name="T9">message.php</text:span></text:span></text:p>
      <text:p text:style-name="P4"><text:span text:style-name="Source_20_Text"><text:span text:style-name="T9">index.php</text:span></text:span></text:p>
      <text:p text:style-name="P13"><text:span text:style-name="T3">Comenzamos en el archivo </text:span><text:span text:style-name="Emphasis"><text:span text:style-name="T6">index.php</text:span></text:span><text:span text:style-name="T3">. Como podrás ver hay demasiados _include</text:span><text:span text:style-name="Emphasis"><text:span text:style-name="T6">once</text:span></text:span><text:span text:style-name="T3">, realmente las clases se cargarían con un </text:span><text:span text:style-name="Strong_20_Emphasis"><text:span text:style-name="T4">autoloader</text:span></text:span><text:span text:style-name="T3">:</text:span></text:p>
      <text:p text:style-name="P3"><text:span text:style-name="Source_20_Text"><text:span text:style-name="T7">// index.php</text:span></text:span></text:p>
      <text:p text:style-name="P2"><text:span text:style-name="Source_20_Text"><text:span text:style-name="T8">include_once</text:span></text:span><text:span text:style-name="Source_20_Text"><text:span text:style-name="T9"> </text:span></text:span><text:span text:style-name="Source_20_Text"><text:span text:style-name="T12">'actions/DefaultAction.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actions/GreetingFactory.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actions/GreetingViewHello.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actions/GreetingViewGoodbye.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domains/greeting.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responders/DefaultResponder.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responders/GreetingViewHelloResponder.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responders/GreetingViewGoodbyeResponder.php'</text:span></text:span><text:span text:style-name="Source_20_Text"><text:span text:style-name="T9">;</text:span></text:span></text:p>
      <text:p text:style-name="P2"/>
      <text:p text:style-name="P2"><text:span text:style-name="Source_20_Text"><text:span text:style-name="T11">$request</text:span></text:span><text:span text:style-name="Source_20_Text"><text:span text:style-name="T9"> = </text:span></text:span><text:span text:style-name="Source_20_Text"><text:span text:style-name="T8">isset</text:span></text:span><text:span text:style-name="Source_20_Text"><text:span text:style-name="T9">(</text:span></text:span><text:span text:style-name="Source_20_Text"><text:span text:style-name="T11">$_GET</text:span></text:span><text:span text:style-name="Source_20_Text"><text:span text:style-name="T9">[</text:span></text:span><text:span text:style-name="Source_20_Text"><text:span text:style-name="T12">'a'</text:span></text:span><text:span text:style-name="Source_20_Text"><text:span text:style-name="T9">]) ? </text:span></text:span><text:span text:style-name="Source_20_Text"><text:span text:style-name="T11">$_GET</text:span></text:span><text:span text:style-name="Source_20_Text"><text:span text:style-name="T9">[</text:span></text:span><text:span text:style-name="Source_20_Text"><text:span text:style-name="T12">'a'</text:span></text:span><text:span text:style-name="Source_20_Text"><text:span text:style-name="T9">] : </text:span></text:span><text:span text:style-name="Source_20_Text"><text:span text:style-name="T12">'index'</text:span></text:span><text:span text:style-name="Source_20_Text"><text:span text:style-name="T9">;</text:span></text:span></text:p>
      <text:p text:style-name="P2"><text:span text:style-name="Source_20_Text"><text:span text:style-name="T11">$section</text:span></text:span><text:span text:style-name="Source_20_Text"><text:span text:style-name="T9"> = </text:span></text:span><text:span text:style-name="Source_20_Text"><text:span text:style-name="T8">isset</text:span></text:span><text:span text:style-name="Source_20_Text"><text:span text:style-name="T9">(</text:span></text:span><text:span text:style-name="Source_20_Text"><text:span text:style-name="T11">$_GET</text:span></text:span><text:span text:style-name="Source_20_Text"><text:span text:style-name="T9">[</text:span></text:span><text:span text:style-name="Source_20_Text"><text:span text:style-name="T12">'s'</text:span></text:span><text:span text:style-name="Source_20_Text"><text:span text:style-name="T9">]) ? </text:span></text:span><text:span text:style-name="Source_20_Text"><text:span text:style-name="T11">$_GET</text:span></text:span><text:span text:style-name="Source_20_Text"><text:span text:style-name="T9">[</text:span></text:span><text:span text:style-name="Source_20_Text"><text:span text:style-name="T12">'s'</text:span></text:span><text:span text:style-name="Source_20_Text"><text:span text:style-name="T9">] : </text:span></text:span><text:span text:style-name="Source_20_Text"><text:span text:style-name="T12">''</text:span></text:span><text:span text:style-name="Source_20_Text"><text:span text:style-name="T9">;</text:span></text:span></text:p>
      <text:p text:style-name="P2"/>
      <text:p text:style-name="P2"><text:span text:style-name="Source_20_Text"><text:span text:style-name="T8">switch</text:span></text:span><text:span text:style-name="Source_20_Text"><text:span text:style-name="T9">(</text:span></text:span><text:span text:style-name="Source_20_Text"><text:span text:style-name="T11">$section</text:span></text:span><text:span text:style-name="Source_20_Text"><text:span text:style-name="T9">)</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case</text:span></text:span><text:span text:style-name="Source_20_Text"><text:span text:style-name="T9"> </text:span></text:span><text:span text:style-name="Source_20_Text"><text:span text:style-name="T12">'greeting'</text:span></text:span><text:span text:style-name="Source_20_Text"><text:span text:style-name="T9">:</text:span></text:span></text:p>
      <text:p text:style-name="P2"><text:span text:style-name="Source_20_Text"><text:span text:style-name="T10"><text:s text:c="8"/></text:span></text:span><text:span text:style-name="Source_20_Text"><text:span text:style-name="T11">$action</text:span></text:span><text:span text:style-name="Source_20_Text"><text:span text:style-name="T9"> = GreetingFactory::getAction(</text:span></text:span><text:span text:style-name="Source_20_Text"><text:span text:style-name="T11">$request</text:span></text:span><text:span text:style-name="Source_20_Text"><text:span text:style-name="T9">);</text:span></text:span></text:p>
      <text:p text:style-name="P2"><text:span text:style-name="Source_20_Text"><text:span text:style-name="T10"><text:s text:c="8"/></text:span></text:span><text:span text:style-name="Source_20_Text"><text:span text:style-name="T8">break</text:span></text:span><text:span text:style-name="Source_20_Text"><text:span text:style-name="T9">;</text:span></text:span></text:p>
      <text:p text:style-name="P2"><text:span text:style-name="Source_20_Text"><text:span text:style-name="T10"><text:s text:c="4"/></text:span></text:span><text:span text:style-name="Source_20_Text"><text:span text:style-name="T8">default</text:span></text:span><text:span text:style-name="Source_20_Text"><text:span text:style-name="T9">:</text:span></text:span></text:p>
      <text:p text:style-name="P2"><text:span text:style-name="Source_20_Text"><text:span text:style-name="T10"><text:s text:c="8"/></text:span></text:span><text:span text:style-name="Source_20_Text"><text:span text:style-name="T11">$action</text:span></text:span><text:span text:style-name="Source_20_Text"><text:span text:style-name="T9"> = </text:span></text:span><text:span text:style-name="Source_20_Text"><text:span text:style-name="T8">new</text:span></text:span><text:span text:style-name="Source_20_Text"><text:span text:style-name="T9"> DefaultAction();</text:span></text:span></text:p>
      <text:p text:style-name="P2"><text:span text:style-name="Source_20_Text"><text:span text:style-name="T9">}</text:span></text:span></text:p>
      <text:p text:style-name="P2"/>
      <text:p text:style-name="P4"><text:span text:style-name="Source_20_Text"><text:span text:style-name="T11">$action</text:span></text:span><text:span text:style-name="Source_20_Text"><text:span text:style-name="T9">-&gt;run();</text:span></text:span></text:p>
      <text:p text:style-name="P13"><text:span text:style-name="T3">Si no hay ninguna </text:span><text:span text:style-name="Emphasis"><text:span text:style-name="T6">section</text:span></text:span><text:span text:style-name="T3"> ejecutará el método </text:span><text:span text:style-name="Emphasis"><text:span text:style-name="T6">run</text:span></text:span><text:span text:style-name="T3"> de </text:span><text:span text:style-name="Strong_20_Emphasis"><text:span text:style-name="T4">DefaultAction</text:span></text:span><text:span text:style-name="T3">:</text:span></text:p>
      <text:p text:style-name="P3"><text:span text:style-name="Source_20_Text"><text:span text:style-name="T7">// actions/DefaultAction.php</text:span></text:span></text:p>
      <text:p text:style-name="P2"><text:span text:style-name="Source_20_Text"><text:span text:style-name="T8">class</text:span></text:span><text:span text:style-name="Source_20_Text"><text:span text:style-name="T9"> DefaultAction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response</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run(){</text:span></text:span></text:p>
      <text:p text:style-name="P2"><text:span text:style-name="Source_20_Text"><text:span text:style-name="T10"><text:s text:c="8"/></text:span></text:span><text:span text:style-name="Source_20_Text"><text:span text:style-name="T11">$this</text:span></text:span><text:span text:style-name="Source_20_Text"><text:span text:style-name="T9">-&gt;response = </text:span></text:span><text:span text:style-name="Source_20_Text"><text:span text:style-name="T8">new</text:span></text:span><text:span text:style-name="Source_20_Text"><text:span text:style-name="T9"> DefaultResponder();</text:span></text:span></text:p>
      <text:p text:style-name="P2"><text:span text:style-name="Source_20_Text"><text:span text:style-name="T10"><text:s text:c="8"/></text:span></text:span><text:span text:style-name="Source_20_Text"><text:span text:style-name="T11">$this</text:span></text:span><text:span text:style-name="Source_20_Text"><text:span text:style-name="T9">-&gt;response-&gt;run();</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Este método creará un objeto </text:span><text:span text:style-name="Strong_20_Emphasis"><text:span text:style-name="T4">DefaultResponder</text:span></text:span><text:span text:style-name="T3">, y ejecutará su método </text:span><text:span text:style-name="Emphasis"><text:span text:style-name="T6">run()</text:span></text:span><text:span text:style-name="T3">:</text:span></text:p>
      <text:p text:style-name="P3"><text:span text:style-name="Source_20_Text"><text:span text:style-name="T7">// responders/DefaultResponder.php</text:span></text:span></text:p>
      <text:p text:style-name="P2"><text:soft-page-break/><text:span text:style-name="Source_20_Text"><text:span text:style-name="T8">class</text:span></text:span><text:span text:style-name="Source_20_Text"><text:span text:style-name="T9"> DefaultResponder</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run()</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include</text:span></text:span><text:span text:style-name="Source_20_Text"><text:span text:style-name="T9"> </text:span></text:span><text:span text:style-name="Source_20_Text"><text:span text:style-name="T12">'templates/default.php'</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4">y este mostrará la template por defecto:</text:p>
      <text:p text:style-name="P3"><text:span text:style-name="Source_20_Text"><text:span text:style-name="T9">// templates/default.php</text:span></text:span></text:p>
      <text:p text:style-name="P2"><text:span text:style-name="Source_20_Text"><text:span text:style-name="T14">&lt;</text:span></text:span><text:span text:style-name="Source_20_Text"><text:span text:style-name="T15">ul</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hello"</text:span></text:span><text:span text:style-name="Source_20_Text"><text:span text:style-name="T14">&gt;</text:span></text:span><text:span text:style-name="Source_20_Text"><text:span text:style-name="T9">Decir hola</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goodbye"</text:span></text:span><text:span text:style-name="Source_20_Text"><text:span text:style-name="T14">&gt;</text:span></text:span><text:span text:style-name="Source_20_Text"><text:span text:style-name="T9">Decir adios</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4"><text:span text:style-name="Source_20_Text"><text:span text:style-name="T14">&lt;/</text:span></text:span><text:span text:style-name="Source_20_Text"><text:span text:style-name="T15">ul</text:span></text:span><text:span text:style-name="Source_20_Text"><text:span text:style-name="T14">&gt;</text:span></text:span></text:p>
      <text:p text:style-name="P13"><text:span text:style-name="T3">Desde aquí podemos Decir hola y Decir adios, que serían dos tipos de </text:span><text:span text:style-name="Emphasis"><text:span text:style-name="T6">action.</text:span></text:span><text:span text:style-name="T3"> En este caso el </text:span><text:span text:style-name="Emphasis"><text:span text:style-name="T6">$request</text:span></text:span><text:span text:style-name="T3"> con las acciones </text:span><text:span text:style-name="Emphasis"><text:span text:style-name="T6">hello</text:span></text:span><text:span text:style-name="T3"> o </text:span><text:span text:style-name="Emphasis"><text:span text:style-name="T6">goodbye</text:span></text:span><text:span text:style-name="T3">se pasan como argumento al método estático </text:span><text:span text:style-name="Emphasis"><text:span text:style-name="T6">getAction</text:span></text:span><text:span text:style-name="T3"> de la clase </text:span><text:span text:style-name="Strong_20_Emphasis"><text:span text:style-name="T4">GreetingFactory</text:span></text:span><text:span text:style-name="T3">. Desde ahí pueden surgir dos caminos en función de la acción, comenzamos por </text:span><text:span text:style-name="Emphasis"><text:span text:style-name="T6">hello</text:span></text:span><text:span text:style-name="T3">, que crea una clase </text:span><text:span text:style-name="Strong_20_Emphasis"><text:span text:style-name="T4">GreetingViewHello</text:span></text:span><text:span text:style-name="T3"> y llama a su método </text:span><text:span text:style-name="Emphasis"><text:span text:style-name="T6">run()</text:span></text:span><text:span text:style-name="T3">:</text:span></text:p>
      <text:p text:style-name="P3"><text:span text:style-name="Source_20_Text"><text:span text:style-name="T7">// actions/GreetingViewHello.php</text:span></text:span></text:p>
      <text:p text:style-name="P2"><text:span text:style-name="Source_20_Text"><text:span text:style-name="T8">class</text:span></text:span><text:span text:style-name="Source_20_Text"><text:span text:style-name="T9"> GreetingViewHello</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response</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run()</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response = </text:span></text:span><text:span text:style-name="Source_20_Text"><text:span text:style-name="T8">new</text:span></text:span><text:span text:style-name="Source_20_Text"><text:span text:style-name="T9"> GreetingViewHelloResponder();</text:span></text:span></text:p>
      <text:p text:style-name="P2"><text:span text:style-name="Source_20_Text"><text:span text:style-name="T10"><text:s text:c="8"/></text:span></text:span><text:span text:style-name="Source_20_Text"><text:span text:style-name="T11">$this</text:span></text:span><text:span text:style-name="Source_20_Text"><text:span text:style-name="T9">-&gt;response-&gt;run();</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Este método crea un objeto </text:span><text:span text:style-name="Strong_20_Emphasis"><text:span text:style-name="T4">GreetingViewHelloResponder</text:span></text:span><text:span text:style-name="T3"> y ejecuta su método </text:span><text:span text:style-name="Emphasis"><text:span text:style-name="T6">run()</text:span></text:span><text:span text:style-name="T3">:</text:span></text:p>
      <text:p text:style-name="P3"><text:span text:style-name="Source_20_Text"><text:span text:style-name="T7">// responders/GreetingViewHelloResponder.php</text:span></text:span></text:p>
      <text:p text:style-name="P2"><text:span text:style-name="Source_20_Text"><text:span text:style-name="T8">class</text:span></text:span><text:span text:style-name="Source_20_Text"><text:span text:style-name="T9"> GreetingViewHelloResponder</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domain</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domain = </text:span></text:span><text:span text:style-name="Source_20_Text"><text:span text:style-name="T8">new</text:span></text:span><text:span text:style-name="Source_20_Text"><text:span text:style-name="T9"> Greeting();</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run()</text:span></text:span></text:p>
      <text:p text:style-name="P2"><text:soft-page-break/><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message</text:span></text:span><text:span text:style-name="Source_20_Text"><text:span text:style-name="T9"> = </text:span></text:span><text:span text:style-name="Source_20_Text"><text:span text:style-name="T11">$this</text:span></text:span><text:span text:style-name="Source_20_Text"><text:span text:style-name="T9">-&gt;domain-&gt;hello();</text:span></text:span></text:p>
      <text:p text:style-name="P2"/>
      <text:p text:style-name="P2"><text:span text:style-name="Source_20_Text"><text:span text:style-name="T10"><text:s text:c="8"/></text:span></text:span><text:span text:style-name="Source_20_Text"><text:span text:style-name="T8">include</text:span></text:span><text:span text:style-name="Source_20_Text"><text:span text:style-name="T9"> </text:span></text:span><text:span text:style-name="Source_20_Text"><text:span text:style-name="T12">'templates/message.php'</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El constructor de este método crea el cerebro que tiene los dos métodos decisivos, </text:span><text:span text:style-name="Emphasis"><text:span text:style-name="T6">hello</text:span></text:span><text:span text:style-name="T3"> y </text:span><text:span text:style-name="Emphasis"><text:span text:style-name="T6">goodbye</text:span></text:span><text:span text:style-name="T3">:</text:span></text:p>
      <text:p text:style-name="P3"><text:span text:style-name="Source_20_Text"><text:span text:style-name="T7">// domains/Greeting.php</text:span></text:span></text:p>
      <text:p text:style-name="P2"><text:span text:style-name="Source_20_Text"><text:span text:style-name="T8">class</text:span></text:span><text:span text:style-name="Source_20_Text"><text:span text:style-name="T9"> Greeting</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hello()</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2">"Hola! ¿Que tal?"</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goodbye()</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2">"Adios! Hasta pronto!"</text:span></text:span><text:span text:style-name="Source_20_Text"><text:span text:style-name="T9">; <text:s text:c="2"/></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Se mostrará entonces el mensaje concreto, en este caso el de </text:span><text:span text:style-name="Emphasis"><text:span text:style-name="T6">hello</text:span></text:span><text:span text:style-name="T3">, en la template </text:span><text:span text:style-name="Emphasis"><text:span text:style-name="T6">message</text:span></text:span><text:span text:style-name="T3">:</text:span></text:p>
      <text:p text:style-name="P3"><text:span text:style-name="Source_20_Text"><text:span text:style-name="T14">&lt;</text:span></text:span><text:span text:style-name="Source_20_Text"><text:span text:style-name="T15">h1</text:span></text:span><text:span text:style-name="Source_20_Text"><text:span text:style-name="T14">&gt;</text:span></text:span><text:span text:style-name="Source_20_Text"><text:span text:style-name="T7">&lt;?php</text:span></text:span><text:span text:style-name="Source_20_Text"><text:span text:style-name="T9"> </text:span></text:span><text:span text:style-name="Source_20_Text"><text:span text:style-name="T8">echo</text:span></text:span><text:span text:style-name="Source_20_Text"><text:span text:style-name="T9"> </text:span></text:span><text:span text:style-name="Source_20_Text"><text:span text:style-name="T11">$message</text:span></text:span><text:span text:style-name="Source_20_Text"><text:span text:style-name="T9"> </text:span></text:span><text:span text:style-name="Source_20_Text"><text:span text:style-name="T7">?&gt;</text:span></text:span><text:span text:style-name="Source_20_Text"><text:span text:style-name="T14">&lt;/</text:span></text:span><text:span text:style-name="Source_20_Text"><text:span text:style-name="T15">h1</text:span></text:span><text:span text:style-name="Source_20_Text"><text:span text:style-name="T14">&gt;</text:span></text:span></text:p>
      <text:p text:style-name="P2"><text:span text:style-name="Source_20_Text"><text:span text:style-name="T14">&lt;</text:span></text:span><text:span text:style-name="Source_20_Text"><text:span text:style-name="T15">ul</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hello"</text:span></text:span><text:span text:style-name="Source_20_Text"><text:span text:style-name="T14">&gt;</text:span></text:span><text:span text:style-name="Source_20_Text"><text:span text:style-name="T9">Decir hola</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goodbye"</text:span></text:span><text:span text:style-name="Source_20_Text"><text:span text:style-name="T14">&gt;</text:span></text:span><text:span text:style-name="Source_20_Text"><text:span text:style-name="T9">Decir adios</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2"><text:span text:style-name="Source_20_Text"><text:span text:style-name="T10"><text:s text:c="8"/></text:span></text:span><text:span text:style-name="Source_20_Text"><text:span text:style-name="T14">&lt;</text:span></text:span><text:span text:style-name="Source_20_Text"><text:span text:style-name="T15">a</text:span></text:span><text:span text:style-name="Source_20_Text"><text:span text:style-name="T14"> href=</text:span></text:span><text:span text:style-name="Source_20_Text"><text:span text:style-name="T16">"index.php?s=greeting&amp;a=unrecognized"</text:span></text:span><text:span text:style-name="Source_20_Text"><text:span text:style-name="T14">&gt;</text:span></text:span><text:span text:style-name="Source_20_Text"><text:span text:style-name="T9">Cualquier otra acción</text:span></text:span><text:span text:style-name="Source_20_Text"><text:span text:style-name="T14">&lt;/</text:span></text:span><text:span text:style-name="Source_20_Text"><text:span text:style-name="T15">a</text:span></text:span><text:span text:style-name="Source_20_Text"><text:span text:style-name="T14">&gt;</text:span></text:span></text:p>
      <text:p text:style-name="P2"><text:span text:style-name="Source_20_Text"><text:span text:style-name="T10"><text:s text:c="4"/></text:span></text:span><text:span text:style-name="Source_20_Text"><text:span text:style-name="T14">&lt;/</text:span></text:span><text:span text:style-name="Source_20_Text"><text:span text:style-name="T15">li</text:span></text:span><text:span text:style-name="Source_20_Text"><text:span text:style-name="T14">&gt;</text:span></text:span></text:p>
      <text:p text:style-name="P4"><text:span text:style-name="Source_20_Text"><text:span text:style-name="T14">&lt;/</text:span></text:span><text:span text:style-name="Source_20_Text"><text:span text:style-name="T15">ul</text:span></text:span><text:span text:style-name="Source_20_Text"><text:span text:style-name="T14">&gt;</text:span></text:span></text:p>
      <text:p text:style-name="P13"><text:span text:style-name="T3">Si desde aquí partimos a la acción </text:span><text:span text:style-name="Emphasis"><text:span text:style-name="T6">goodbye</text:span></text:span><text:span text:style-name="T3">, ésta compartirá el domain </text:span><text:span text:style-name="Strong_20_Emphasis"><text:span text:style-name="T4">Greeting</text:span></text:span><text:span text:style-name="T3"> y el template </text:span><text:span text:style-name="Emphasis"><text:span text:style-name="T6">message</text:span></text:span><text:span text:style-name="T3">, pero tendrá su propio </text:span><text:span text:style-name="Strong_20_Emphasis"><text:span text:style-name="T4">GreetingViewGoodbye</text:span></text:span><text:span text:style-name="T3">:</text:span></text:p>
      <text:p text:style-name="P3"><text:span text:style-name="Source_20_Text"><text:span text:style-name="T7">// actions/GreetingViewGoodbye.php</text:span></text:span></text:p>
      <text:p text:style-name="P2"><text:span text:style-name="Source_20_Text"><text:span text:style-name="T8">class</text:span></text:span><text:span text:style-name="Source_20_Text"><text:span text:style-name="T9"> GreetingViewGoodbye</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response</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run()</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response = </text:span></text:span><text:span text:style-name="Source_20_Text"><text:span text:style-name="T8">new</text:span></text:span><text:span text:style-name="Source_20_Text"><text:span text:style-name="T9"> GreetingViewGoodbyeResponder();</text:span></text:span></text:p>
      <text:p text:style-name="P2"><text:span text:style-name="Source_20_Text"><text:span text:style-name="T10"><text:s text:c="8"/></text:span></text:span><text:span text:style-name="Source_20_Text"><text:span text:style-name="T11">$this</text:span></text:span><text:span text:style-name="Source_20_Text"><text:span text:style-name="T9">-&gt;response-&gt;run();</text:span></text:span></text:p>
      <text:p text:style-name="P2"><text:span text:style-name="Source_20_Text"><text:span text:style-name="T10"><text:s text:c="4"/></text:span></text:span><text:span text:style-name="Source_20_Text"><text:span text:style-name="T9">}</text:span></text:span></text:p>
      <text:p text:style-name="P4"><text:soft-page-break/><text:span text:style-name="Source_20_Text"><text:span text:style-name="T9">}</text:span></text:span></text:p>
      <text:p text:style-name="P13"><text:span text:style-name="T3">Que crea su correspondiente </text:span><text:span text:style-name="Strong_20_Emphasis"><text:span text:style-name="T4">GreetingViewGoodbyeResponder</text:span></text:span><text:span text:style-name="T3">:</text:span></text:p>
      <text:p text:style-name="P3"><text:span text:style-name="Source_20_Text"><text:span text:style-name="T7">// responders/GreetingViewGoodbyeResponder</text:span></text:span></text:p>
      <text:p text:style-name="P2"><text:span text:style-name="Source_20_Text"><text:span text:style-name="T8">class</text:span></text:span><text:span text:style-name="Source_20_Text"><text:span text:style-name="T9"> GreetingViewGoodbyeResponder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domain</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domain = </text:span></text:span><text:span text:style-name="Source_20_Text"><text:span text:style-name="T8">new</text:span></text:span><text:span text:style-name="Source_20_Text"><text:span text:style-name="T9"> Greeting();</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run()</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message</text:span></text:span><text:span text:style-name="Source_20_Text"><text:span text:style-name="T9"> = </text:span></text:span><text:span text:style-name="Source_20_Text"><text:span text:style-name="T11">$this</text:span></text:span><text:span text:style-name="Source_20_Text"><text:span text:style-name="T9">-&gt;domain-&gt;goodbye();</text:span></text:span></text:p>
      <text:p text:style-name="P2"/>
      <text:p text:style-name="P2"><text:span text:style-name="Source_20_Text"><text:span text:style-name="T10"><text:s text:c="8"/></text:span></text:span><text:span text:style-name="Source_20_Text"><text:span text:style-name="T8">include</text:span></text:span><text:span text:style-name="Source_20_Text"><text:span text:style-name="T9"> </text:span></text:span><text:span text:style-name="Source_20_Text"><text:span text:style-name="T12">'templates/message.php'</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h text:style-name="P1" text:outline-level="3"><text:bookmark text:name="ActiveRecordPattern"/>8. Active Record pattern</text:h>
      <text:p text:style-name="P13"><text:span text:style-name="T3">Este patrón sirve para acceder a datos de una base de datos. Una </text:span><text:span text:style-name="Strong_20_Emphasis"><text:span text:style-name="T4">tabla o view de una base de datos</text:span></text:span><text:span text:style-name="T3"> se encapsula en una clase, de forma que el objeto instanciado puede manipular la tabla en función de los métodos que se hayan creado para manipularla.</text:span></text:p>
      <text:p text:style-name="P13"><text:span text:style-name="Strong_20_Emphasis"><text:span text:style-name="T4">Ejemplo</text:span></text:span><text:span text:style-name="T3">. Queremos obtener los valores de las columnas de una fila en concreto en la tabla usuarios. Suponemos que tenemos una tabla </text:span><text:span text:style-name="Emphasis"><text:span text:style-name="T6">users</text:span></text:span><text:span text:style-name="T3"> con al menos la columna _user</text:span><text:span text:style-name="Emphasis"><text:span text:style-name="T6">id</text:span></text:span><text:span text:style-name="T3">.</text:span></text:p>
      <text:p text:style-name="P3"><text:span text:style-name="Source_20_Text"><text:span text:style-name="T7">// user.php</text:span></text:span></text:p>
      <text:p text:style-name="P2"><text:span text:style-name="Source_20_Text"><text:span text:style-name="T8">class</text:span></text:span><text:span text:style-name="Source_20_Text"><text:span text:style-name="T9"> User</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connection</text:span></text:span><text:span text:style-name="Source_20_Text"><text:span text:style-name="T9"> = </text:span></text:span><text:span text:style-name="Source_20_Text"><text:span text:style-name="T8">null</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connection = </text:span></text:span><text:span text:style-name="Source_20_Text"><text:span text:style-name="T8">new</text:span></text:span><text:span text:style-name="Source_20_Text"><text:span text:style-name="T9"> PDO(</text:span></text:span><text:span text:style-name="Source_20_Text"><text:span text:style-name="T12">"mysql:host=localhost;dbname=database"</text:span></text:span><text:span text:style-name="Source_20_Text"><text:span text:style-name="T9">, </text:span></text:span><text:span text:style-name="Source_20_Text"><text:span text:style-name="T12">'user'</text:span></text:span><text:span text:style-name="Source_20_Text"><text:span text:style-name="T9">, </text:span></text:span><text:span text:style-name="Source_20_Text"><text:span text:style-name="T12">'password'</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load(</text:span></text:span><text:span text:style-name="Source_20_Text"><text:span text:style-name="T11">$id</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sql</text:span></text:span><text:span text:style-name="Source_20_Text"><text:span text:style-name="T9"> = </text:span></text:span><text:span text:style-name="Source_20_Text"><text:span text:style-name="T12">'SELECT * FROM users WHERE user_id = '</text:span></text:span><text:span text:style-name="Source_20_Text"><text:span text:style-name="T9"> . (int) </text:span></text:span><text:span text:style-name="Source_20_Text"><text:span text:style-name="T11">$id</text:span></text:span><text:span text:style-name="Source_20_Text"><text:span text:style-name="T9">;</text:span></text:span></text:p>
      <text:p text:style-name="P2"><text:span text:style-name="Source_20_Text"><text:span text:style-name="T10"><text:s text:c="8"/></text:span></text:span><text:span text:style-name="Source_20_Text"><text:span text:style-name="T11">$result</text:span></text:span><text:span text:style-name="Source_20_Text"><text:span text:style-name="T9"> = </text:span></text:span><text:span text:style-name="Source_20_Text"><text:span text:style-name="T11">$this</text:span></text:span><text:span text:style-name="Source_20_Text"><text:span text:style-name="T9">-&gt;connection-&gt;query(</text:span></text:span><text:span text:style-name="Source_20_Text"><text:span text:style-name="T11">$sql</text:span></text:span><text:span text:style-name="Source_20_Text"><text:span text:style-name="T9">);</text:span></text:span></text:p>
      <text:p text:style-name="P2"><text:span text:style-name="Source_20_Text"><text:span text:style-name="T10"><text:s text:c="8"/></text:span></text:span><text:span text:style-name="Source_20_Text"><text:span text:style-name="T11">$row</text:span></text:span><text:span text:style-name="Source_20_Text"><text:span text:style-name="T9"> = </text:span></text:span><text:span text:style-name="Source_20_Text"><text:span text:style-name="T11">$result</text:span></text:span><text:span text:style-name="Source_20_Text"><text:span text:style-name="T9">-&gt;fetch(PDO::FETCH_ASSOC);</text:span></text:span></text:p>
      <text:p text:style-name="P2"/>
      <text:p text:style-name="P2"><text:span text:style-name="Source_20_Text"><text:span text:style-name="T10"><text:s text:c="8"/></text:span></text:span><text:span text:style-name="Source_20_Text"><text:span text:style-name="T8">foreach</text:span></text:span><text:span text:style-name="Source_20_Text"><text:span text:style-name="T9">(</text:span></text:span><text:span text:style-name="Source_20_Text"><text:span text:style-name="T11">$row</text:span></text:span><text:span text:style-name="Source_20_Text"><text:span text:style-name="T9"> </text:span></text:span><text:span text:style-name="Source_20_Text"><text:span text:style-name="T8">as</text:span></text:span><text:span text:style-name="Source_20_Text"><text:span text:style-name="T9"> </text:span></text:span><text:span text:style-name="Source_20_Text"><text:span text:style-name="T11">$column</text:span></text:span><text:span text:style-name="Source_20_Text"><text:span text:style-name="T9"> =&gt; </text:span></text:span><text:span text:style-name="Source_20_Text"><text:span text:style-name="T11">$value</text:span></text:span><text:span text:style-name="Source_20_Text"><text:span text:style-name="T9">) {</text:span></text:span></text:p>
      <text:p text:style-name="P2"><text:span text:style-name="Source_20_Text"><text:span text:style-name="T10"><text:s text:c="12"/></text:span></text:span><text:span text:style-name="Source_20_Text"><text:span text:style-name="T11">$this</text:span></text:span><text:span text:style-name="Source_20_Text"><text:span text:style-name="T9">-&gt;</text:span></text:span><text:span text:style-name="Source_20_Text"><text:span text:style-name="T11">$column</text:span></text:span><text:span text:style-name="Source_20_Text"><text:span text:style-name="T9"> = </text:span></text:span><text:span text:style-name="Source_20_Text"><text:span text:style-name="T11">$value</text:span></text:span><text:span text:style-name="Source_20_Text"><text:span text:style-name="T9">;</text:span></text:span></text:p>
      <text:p text:style-name="P2"><text:span text:style-name="Source_20_Text"><text:span text:style-name="T10"><text:s text:c="8"/></text:span></text:span><text:span text:style-name="Source_20_Text"><text:span text:style-name="T9">}</text:span></text:span></text:p>
      <text:p text:style-name="P2"><text:soft-page-break/><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Y desde el index crearemos una instancia y emplearemos la función </text:span><text:span text:style-name="Emphasis"><text:span text:style-name="T6">load()</text:span></text:span><text:span text:style-name="T3">:</text:span></text:p>
      <text:p text:style-name="P3"><text:span text:style-name="Source_20_Text"><text:span text:style-name="T7">// index.php</text:span></text:span></text:p>
      <text:p text:style-name="P2"/>
      <text:p text:style-name="P2"><text:span text:style-name="Source_20_Text"><text:span text:style-name="T8">include_once</text:span></text:span><text:span text:style-name="Source_20_Text"><text:span text:style-name="T9"> </text:span></text:span><text:span text:style-name="Source_20_Text"><text:span text:style-name="T12">'user.php'</text:span></text:span><text:span text:style-name="Source_20_Text"><text:span text:style-name="T9">;</text:span></text:span></text:p>
      <text:p text:style-name="P2"/>
      <text:p text:style-name="P2"><text:span text:style-name="Source_20_Text"><text:span text:style-name="T11">$user</text:span></text:span><text:span text:style-name="Source_20_Text"><text:span text:style-name="T9"> = </text:span></text:span><text:span text:style-name="Source_20_Text"><text:span text:style-name="T8">new</text:span></text:span><text:span text:style-name="Source_20_Text"><text:span text:style-name="T9"> User();</text:span></text:span></text:p>
      <text:p text:style-name="P2"><text:span text:style-name="Source_20_Text"><text:span text:style-name="T11">$user</text:span></text:span><text:span text:style-name="Source_20_Text"><text:span text:style-name="T9">-&gt;load(</text:span></text:span><text:span text:style-name="Source_20_Text"><text:span text:style-name="T13">1</text:span></text:span><text:span text:style-name="Source_20_Text"><text:span text:style-name="T9">);</text:span></text:span></text:p>
      <text:p text:style-name="P2"/>
      <text:p text:style-name="P2"><text:span text:style-name="Source_20_Text"><text:span text:style-name="T8">echo</text:span></text:span><text:span text:style-name="Source_20_Text"><text:span text:style-name="T9"> </text:span></text:span><text:span text:style-name="Source_20_Text"><text:span text:style-name="T12">'&lt;pre&gt;'</text:span></text:span><text:span text:style-name="Source_20_Text"><text:span text:style-name="T9">;</text:span></text:span></text:p>
      <text:p text:style-name="P4"><text:span text:style-name="Source_20_Text"><text:span text:style-name="T9">print_r(</text:span></text:span><text:span text:style-name="Source_20_Text"><text:span text:style-name="T11">$user</text:span></text:span><text:span text:style-name="Source_20_Text"><text:span text:style-name="T9">);</text:span></text:span></text:p>
      <text:h text:style-name="P1" text:outline-level="3"><text:bookmark text:name="PublishSubscribePattern"/>9. Publish - Subscribe pattern</text:h>
      <text:p text:style-name="P13"><text:span text:style-name="T3">Es un </text:span><text:span text:style-name="Strong_20_Emphasis"><text:span text:style-name="T4">patrón de mensajes</text:span></text:span><text:span text:style-name="T3">, donde los que envían, llamados </text:span><text:span text:style-name="Emphasis"><text:span text:style-name="T6">publishers</text:span></text:span><text:span text:style-name="T3">, no programan los mensajes para ser dirigidos directamente a los que reciben, llamados </text:span><text:span text:style-name="Emphasis"><text:span text:style-name="T6">subscribers</text:span></text:span><text:span text:style-name="T3">, sino que agrupa los mensajes de los</text:span><text:span text:style-name="Emphasis"><text:span text:style-name="T6"> publishers</text:span></text:span><text:span text:style-name="T3"> en clases sin saber exactamente los </text:span><text:span text:style-name="Emphasis"><text:span text:style-name="T6">subscribers</text:span></text:span><text:span text:style-name="T3">, si es que existen. De la misma forma, los </text:span><text:span text:style-name="Emphasis"><text:span text:style-name="T6">subscribers</text:span></text:span><text:span text:style-name="T3"> expresan su interés en una o más clases y sólo reciben mensajes cuando les interesa, sin saber exactamente los </text:span><text:span text:style-name="Emphasis"><text:span text:style-name="T6">publishers</text:span></text:span><text:span text:style-name="T3">, si es que existen.</text:span></text:p>
      <text:p text:style-name="P13"><text:span text:style-name="T3">La idea a la hora de construir una aplicación es crear componentes independientes que se envían mensajes unos a otros. Cuando son pocos componentes puede organizarse bien, pero cuando empiezan a aumentar los componentes y los mensajes, esto puede ser un problema si no se emplea un patrón como </text:span><text:span text:style-name="Strong_20_Emphasis"><text:span text:style-name="T4">pub/sub</text:span></text:span><text:span text:style-name="T3">. Este patrón enlaza automáticamente unos con otros, sin enlazarlos de forma explícita.</text:span></text:p>
      <text:p text:style-name="P13"><text:span text:style-name="Strong_20_Emphasis"><text:span text:style-name="T4">Ejemplo</text:span></text:span><text:span text:style-name="T3">. Este ejemplo también es bastante complejo. Son sólo tres archivos, comenzando por el index:</text:span></text:p>
      <text:p text:style-name="P3"><text:span text:style-name="Source_20_Text"><text:span text:style-name="T7">// index.php</text:span></text:span></text:p>
      <text:p text:style-name="P2"><text:span text:style-name="Source_20_Text"><text:span text:style-name="T8">include_once</text:span></text:span><text:span text:style-name="Source_20_Text"><text:span text:style-name="T9"> </text:span></text:span><text:span text:style-name="Source_20_Text"><text:span text:style-name="T12">'component.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dispatcher.php'</text:span></text:span><text:span text:style-name="Source_20_Text"><text:span text:style-name="T9">;</text:span></text:span></text:p>
      <text:p text:style-name="P2"/>
      <text:p text:style-name="P2"><text:span text:style-name="Source_20_Text"><text:span text:style-name="T11">$componentA</text:span></text:span><text:span text:style-name="Source_20_Text"><text:span text:style-name="T9"> = </text:span></text:span><text:span text:style-name="Source_20_Text"><text:span text:style-name="T8">new</text:span></text:span><text:span text:style-name="Source_20_Text"><text:span text:style-name="T9"> Component(</text:span></text:span><text:span text:style-name="Source_20_Text"><text:span text:style-name="T12">'Component A'</text:span></text:span><text:span text:style-name="Source_20_Text"><text:span text:style-name="T9">);</text:span></text:span></text:p>
      <text:p text:style-name="P2"><text:span text:style-name="Source_20_Text"><text:span text:style-name="T11">$dispatcher</text:span></text:span><text:span text:style-name="Source_20_Text"><text:span text:style-name="T9"> = Dispatcher::getInstance();</text:span></text:span></text:p>
      <text:p text:style-name="P2"/>
      <text:p text:style-name="P2"><text:span text:style-name="Source_20_Text"><text:span text:style-name="T11">$componentB</text:span></text:span><text:span text:style-name="Source_20_Text"><text:span text:style-name="T9"> = </text:span></text:span><text:span text:style-name="Source_20_Text"><text:span text:style-name="T8">new</text:span></text:span><text:span text:style-name="Source_20_Text"><text:span text:style-name="T9"> Component(</text:span></text:span><text:span text:style-name="Source_20_Text"><text:span text:style-name="T12">'Component B'</text:span></text:span><text:span text:style-name="Source_20_Text"><text:span text:style-name="T9">);</text:span></text:span></text:p>
      <text:p text:style-name="P2"><text:span text:style-name="Source_20_Text"><text:span text:style-name="T11">$dispatcher</text:span></text:span><text:span text:style-name="Source_20_Text"><text:span text:style-name="T9">::subscribe(</text:span></text:span><text:span text:style-name="Source_20_Text"><text:span text:style-name="T11">$componentA</text:span></text:span><text:span text:style-name="Source_20_Text"><text:span text:style-name="T9">, </text:span></text:span><text:span text:style-name="Source_20_Text"><text:span text:style-name="T11">$componentB</text:span></text:span><text:span text:style-name="Source_20_Text"><text:span text:style-name="T9">);</text:span></text:span></text:p>
      <text:p text:style-name="P2"/>
      <text:p text:style-name="P2"><text:span text:style-name="Source_20_Text"><text:span text:style-name="T11">$componentC</text:span></text:span><text:span text:style-name="Source_20_Text"><text:span text:style-name="T9"> = </text:span></text:span><text:span text:style-name="Source_20_Text"><text:span text:style-name="T8">new</text:span></text:span><text:span text:style-name="Source_20_Text"><text:span text:style-name="T9"> Component(</text:span></text:span><text:span text:style-name="Source_20_Text"><text:span text:style-name="T12">'Component C'</text:span></text:span><text:span text:style-name="Source_20_Text"><text:span text:style-name="T9">);</text:span></text:span></text:p>
      <text:p text:style-name="P2"><text:soft-page-break/><text:span text:style-name="Source_20_Text"><text:span text:style-name="T11">$dispatcher</text:span></text:span><text:span text:style-name="Source_20_Text"><text:span text:style-name="T9">::subscribe(</text:span></text:span><text:span text:style-name="Source_20_Text"><text:span text:style-name="T11">$componentA</text:span></text:span><text:span text:style-name="Source_20_Text"><text:span text:style-name="T9">, </text:span></text:span><text:span text:style-name="Source_20_Text"><text:span text:style-name="T11">$componentC</text:span></text:span><text:span text:style-name="Source_20_Text"><text:span text:style-name="T9">);</text:span></text:span></text:p>
      <text:p text:style-name="P2"/>
      <text:p text:style-name="P4"><text:span text:style-name="Source_20_Text"><text:span text:style-name="T11">$componentA</text:span></text:span><text:span text:style-name="Source_20_Text"><text:span text:style-name="T9">-&gt;doSomething();</text:span></text:span></text:p>
      <text:p text:style-name="P13"><text:span text:style-name="T3">El index va creando diferentes componentes con la clase </text:span><text:span text:style-name="Strong_20_Emphasis"><text:span text:style-name="T4">Component</text:span></text:span><text:span text:style-name="T3">:</text:span></text:p>
      <text:p text:style-name="P3"><text:span text:style-name="Source_20_Text"><text:span text:style-name="T7">// component.php</text:span></text:span></text:p>
      <text:p text:style-name="P2"><text:span text:style-name="Source_20_Text"><text:span text:style-name="T8">class</text:span></text:span><text:span text:style-name="Source_20_Text"><text:span text:style-name="T9"> Component</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name</text:span></text:span><text:span text:style-name="Source_20_Text"><text:span text:style-name="T9"> = </text:span></text:span><text:span text:style-name="Source_20_Text"><text:span text:style-name="T12">''</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__construct(</text:span></text:span><text:span text:style-name="Source_20_Text"><text:span text:style-name="T11">$name</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name = </text:span></text:span><text:span text:style-name="Source_20_Text"><text:span text:style-name="T11">$name</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doSomething()</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echo</text:span></text:span><text:span text:style-name="Source_20_Text"><text:span text:style-name="T9"> </text:span></text:span><text:span text:style-name="Source_20_Text"><text:span text:style-name="T11">$this</text:span></text:span><text:span text:style-name="Source_20_Text"><text:span text:style-name="T9">-&gt;name . </text:span></text:span><text:span text:style-name="Source_20_Text"><text:span text:style-name="T12">' hace algo &lt;br /&gt;'</text:span></text:span><text:span text:style-name="Source_20_Text"><text:span text:style-name="T9">;</text:span></text:span></text:p>
      <text:p text:style-name="P2"/>
      <text:p text:style-name="P2"><text:span text:style-name="Source_20_Text"><text:span text:style-name="T10"><text:s text:c="8"/></text:span></text:span><text:span text:style-name="Source_20_Text"><text:span text:style-name="T11">$instance</text:span></text:span><text:span text:style-name="Source_20_Text"><text:span text:style-name="T9"> = Dispatcher::getInstance();</text:span></text:span></text:p>
      <text:p text:style-name="P2"><text:span text:style-name="Source_20_Text"><text:span text:style-name="T10"><text:s text:c="8"/></text:span></text:span><text:span text:style-name="Source_20_Text"><text:span text:style-name="T11">$instance</text:span></text:span><text:span text:style-name="Source_20_Text"><text:span text:style-name="T9">::publish(</text:span></text:span><text:span text:style-name="Source_20_Text"><text:span text:style-name="T11">$this</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El index también crea una primera instancia de la clase </text:span><text:span text:style-name="Strong_20_Emphasis"><text:span text:style-name="T4">Dispatcher</text:span></text:span><text:span text:style-name="T3"> (que es un </text:span><text:span text:style-name="Strong_20_Emphasis"><text:span text:style-name="T4">singleton</text:span></text:span><text:span text:style-name="T3">) y después subscribe los componentes B y C al componente A:</text:span></text:p>
      <text:p text:style-name="P3"><text:span text:style-name="Source_20_Text"><text:span text:style-name="T7">// dispatcher.php</text:span></text:span></text:p>
      <text:p text:style-name="P2"><text:span text:style-name="Source_20_Text"><text:span text:style-name="T8">class</text:span></text:span><text:span text:style-name="Source_20_Text"><text:span text:style-name="T9"> Dispatcher</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listeners</text:span></text:span><text:span text:style-name="Source_20_Text"><text:span text:style-name="T9"> = </text:span></text:span><text:span text:style-name="Source_20_Text"><text:span text:style-name="T8">array</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8">function</text:span></text:span><text:span text:style-name="Source_20_Text"><text:span text:style-name="T9"> __construct() { }</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static</text:span></text:span><text:span text:style-name="Source_20_Text"><text:span text:style-name="T9"> </text:span></text:span><text:span text:style-name="Source_20_Text"><text:span text:style-name="T8">function</text:span></text:span><text:span text:style-name="Source_20_Text"><text:span text:style-name="T9"> getInstance()</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static</text:span></text:span><text:span text:style-name="Source_20_Text"><text:span text:style-name="T9"> </text:span></text:span><text:span text:style-name="Source_20_Text"><text:span text:style-name="T11">$instance</text:span></text:span><text:span text:style-name="Source_20_Text"><text:span text:style-name="T9"> = </text:span></text:span><text:span text:style-name="Source_20_Text"><text:span text:style-name="T8">null</text:span></text:span><text:span text:style-name="Source_20_Text"><text:span text:style-name="T9">;</text:span></text:span></text:p>
      <text:p text:style-name="P2"><text:span text:style-name="Source_20_Text"><text:span text:style-name="T10"><text:s text:c="8"/></text:span></text:span><text:span text:style-name="Source_20_Text"><text:span text:style-name="T8">if</text:span></text:span><text:span text:style-name="Source_20_Text"><text:span text:style-name="T9"> (</text:span></text:span><text:span text:style-name="Source_20_Text"><text:span text:style-name="T8">null</text:span></text:span><text:span text:style-name="Source_20_Text"><text:span text:style-name="T9"> === </text:span></text:span><text:span text:style-name="Source_20_Text"><text:span text:style-name="T11">$instance</text:span></text:span><text:span text:style-name="Source_20_Text"><text:span text:style-name="T9">) {</text:span></text:span></text:p>
      <text:p text:style-name="P2"><text:span text:style-name="Source_20_Text"><text:span text:style-name="T10"><text:s text:c="12"/></text:span></text:span><text:span text:style-name="Source_20_Text"><text:span text:style-name="T11">$instance</text:span></text:span><text:span text:style-name="Source_20_Text"><text:span text:style-name="T9"> = </text:span></text:span><text:span text:style-name="Source_20_Text"><text:span text:style-name="T8">new</text:span></text:span><text:span text:style-name="Source_20_Text"><text:span text:style-name="T9"> </text:span></text:span><text:span text:style-name="Source_20_Text"><text:span text:style-name="T8">static</text:span></text:span><text:span text:style-name="Source_20_Text"><text:span text:style-name="T9">();</text:span></text:span></text:p>
      <text:p text:style-name="P2"><text:span text:style-name="Source_20_Text"><text:span text:style-name="T10"><text:s text:c="8"/></text:span></text:span><text:span text:style-name="Source_20_Text"><text:span text:style-name="T9">}</text:span></text:span></text:p>
      <text:p text:style-name="P2"/>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1">$instance</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static</text:span></text:span><text:span text:style-name="Source_20_Text"><text:span text:style-name="T9"> </text:span></text:span><text:span text:style-name="Source_20_Text"><text:span text:style-name="T8">function</text:span></text:span><text:span text:style-name="Source_20_Text"><text:span text:style-name="T9"> subscribe(</text:span></text:span><text:span text:style-name="Source_20_Text"><text:span text:style-name="T11">$object</text:span></text:span><text:span text:style-name="Source_20_Text"><text:span text:style-name="T9">, </text:span></text:span><text:span text:style-name="Source_20_Text"><text:span text:style-name="T11">$subscriber</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instance</text:span></text:span><text:span text:style-name="Source_20_Text"><text:span text:style-name="T9"> = Dispatcher::getInstance();</text:span></text:span></text:p>
      <text:p text:style-name="P2"><text:span text:style-name="Source_20_Text"><text:span text:style-name="T10"><text:s text:c="8"/></text:span></text:span><text:span text:style-name="Source_20_Text"><text:span text:style-name="T11">$id</text:span></text:span><text:span text:style-name="Source_20_Text"><text:span text:style-name="T9"> = spl_object_hash(</text:span></text:span><text:span text:style-name="Source_20_Text"><text:span text:style-name="T11">$object</text:span></text:span><text:span text:style-name="Source_20_Text"><text:span text:style-name="T9">);</text:span></text:span></text:p>
      <text:p text:style-name="P2"/>
      <text:p text:style-name="P2"><text:span text:style-name="Source_20_Text"><text:span text:style-name="T10"><text:s text:c="8"/></text:span></text:span><text:span text:style-name="Source_20_Text"><text:span text:style-name="T11">$instance</text:span></text:span><text:span text:style-name="Source_20_Text"><text:span text:style-name="T9">-&gt;listeners[</text:span></text:span><text:span text:style-name="Source_20_Text"><text:span text:style-name="T11">$id</text:span></text:span><text:span text:style-name="Source_20_Text"><text:span text:style-name="T9">][] = </text:span></text:span><text:span text:style-name="Source_20_Text"><text:span text:style-name="T11">$subscriber</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static</text:span></text:span><text:span text:style-name="Source_20_Text"><text:span text:style-name="T9"> </text:span></text:span><text:span text:style-name="Source_20_Text"><text:span text:style-name="T8">function</text:span></text:span><text:span text:style-name="Source_20_Text"><text:span text:style-name="T9"> publish(</text:span></text:span><text:span text:style-name="Source_20_Text"><text:span text:style-name="T11">$object</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oft-page-break/><text:span text:style-name="Source_20_Text"><text:span text:style-name="T10"><text:s text:c="8"/></text:span></text:span><text:span text:style-name="Source_20_Text"><text:span text:style-name="T11">$instance</text:span></text:span><text:span text:style-name="Source_20_Text"><text:span text:style-name="T9"> = Dispatcher::getInstance();</text:span></text:span></text:p>
      <text:p text:style-name="P2"><text:span text:style-name="Source_20_Text"><text:span text:style-name="T10"><text:s text:c="8"/></text:span></text:span><text:span text:style-name="Source_20_Text"><text:span text:style-name="T11">$id</text:span></text:span><text:span text:style-name="Source_20_Text"><text:span text:style-name="T9"> = spl_object_hash(</text:span></text:span><text:span text:style-name="Source_20_Text"><text:span text:style-name="T11">$object</text:span></text:span><text:span text:style-name="Source_20_Text"><text:span text:style-name="T9">);</text:span></text:span></text:p>
      <text:p text:style-name="P2"/>
      <text:p text:style-name="P2"><text:span text:style-name="Source_20_Text"><text:span text:style-name="T10"><text:s text:c="8"/></text:span></text:span><text:span text:style-name="Source_20_Text"><text:span text:style-name="T11">$subscribers</text:span></text:span><text:span text:style-name="Source_20_Text"><text:span text:style-name="T9"> = </text:span></text:span><text:span text:style-name="Source_20_Text"><text:span text:style-name="T11">$instance</text:span></text:span><text:span text:style-name="Source_20_Text"><text:span text:style-name="T9">-&gt;listeners[</text:span></text:span><text:span text:style-name="Source_20_Text"><text:span text:style-name="T11">$id</text:span></text:span><text:span text:style-name="Source_20_Text"><text:span text:style-name="T9">];</text:span></text:span></text:p>
      <text:p text:style-name="P2"/>
      <text:p text:style-name="P2"><text:span text:style-name="Source_20_Text"><text:span text:style-name="T10"><text:s text:c="8"/></text:span></text:span><text:span text:style-name="Source_20_Text"><text:span text:style-name="T8">foreach</text:span></text:span><text:span text:style-name="Source_20_Text"><text:span text:style-name="T9">(</text:span></text:span><text:span text:style-name="Source_20_Text"><text:span text:style-name="T11">$subscribers</text:span></text:span><text:span text:style-name="Source_20_Text"><text:span text:style-name="T9"> </text:span></text:span><text:span text:style-name="Source_20_Text"><text:span text:style-name="T8">as</text:span></text:span><text:span text:style-name="Source_20_Text"><text:span text:style-name="T9"> </text:span></text:span><text:span text:style-name="Source_20_Text"><text:span text:style-name="T11">$subscriber</text:span></text:span><text:span text:style-name="Source_20_Text"><text:span text:style-name="T9">) {</text:span></text:span></text:p>
      <text:p text:style-name="P2"><text:span text:style-name="Source_20_Text"><text:span text:style-name="T10"><text:s text:c="12"/></text:span></text:span><text:span text:style-name="Source_20_Text"><text:span text:style-name="T11">$subscriber</text:span></text:span><text:span text:style-name="Source_20_Text"><text:span text:style-name="T9">-&gt;doSomething();</text:span></text:span></text:p>
      <text:p text:style-name="P2"><text:span text:style-name="Source_20_Text"><text:span text:style-name="T10"><text:s text:c="8"/></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h text:style-name="P1" text:outline-level="3"><text:bookmark text:name="MockObjectsPattern"/>10. Mock objets pattern</text:h>
      <text:p text:style-name="P14">Este patrón simula un objeto que tiene el mismo comportamiento que un objeto real, de forma específica y controlada. Se utiliza para hacer testing, especialmente en funcionalidades como el envío de emails. De esta forma podemos testear el código y ver que funciona sin enviar emails.</text:p>
      <text:p text:style-name="P13"><text:span text:style-name="Strong_20_Emphasis"><text:span text:style-name="T4">Ejemplo</text:span></text:span><text:span text:style-name="T3">. Tenemos una clase </text:span><text:span text:style-name="Strong_20_Emphasis"><text:span text:style-name="T4">Email</text:span></text:span><text:span text:style-name="T3"> con la función </text:span><text:span text:style-name="Emphasis"><text:span text:style-name="T6">send()</text:span></text:span><text:span text:style-name="T3"> que enviará un email. Creamos una clase </text:span><text:span text:style-name="Strong_20_Emphasis"><text:span text:style-name="T4">MockEmail</text:span></text:span><text:span text:style-name="T3"> que modificará la función </text:span><text:span text:style-name="Emphasis"><text:span text:style-name="T6">send()</text:span></text:span><text:span text:style-name="T3"> se forma que no envíe un email realmente.</text:span></text:p>
      <text:p text:style-name="P3"><text:span text:style-name="Source_20_Text"><text:span text:style-name="T7">// email.php</text:span></text:span></text:p>
      <text:p text:style-name="P2"><text:span text:style-name="Source_20_Text"><text:span text:style-name="T8">class</text:span></text:span><text:span text:style-name="Source_20_Text"><text:span text:style-name="T9"> Email </text:span></text:span></text:p>
      <text:p text:style-name="P2"><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to</text:span></text:span><text:span text:style-name="Source_20_Text"><text:span text:style-name="T9"> = </text:span></text:span><text:span text:style-name="Source_20_Text"><text:span text:style-name="T12">''</text:span></text:span><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from</text:span></text:span><text:span text:style-name="Source_20_Text"><text:span text:style-name="T9"> = </text:span></text:span><text:span text:style-name="Source_20_Text"><text:span text:style-name="T12">''</text:span></text:span><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body</text:span></text:span><text:span text:style-name="Source_20_Text"><text:span text:style-name="T9"> = </text:span></text:span><text:span text:style-name="Source_20_Text"><text:span text:style-name="T12">''</text:span></text:span><text:span text:style-name="Source_20_Text"><text:span text:style-name="T9">;</text:span></text:span></text:p>
      <text:p text:style-name="P2"><text:span text:style-name="Source_20_Text"><text:span text:style-name="T10"><text:s text:c="4"/></text:span></text:span><text:span text:style-name="Source_20_Text"><text:span text:style-name="T8">protected</text:span></text:span><text:span text:style-name="Source_20_Text"><text:span text:style-name="T9"> </text:span></text:span><text:span text:style-name="Source_20_Text"><text:span text:style-name="T11">$subject</text:span></text:span><text:span text:style-name="Source_20_Text"><text:span text:style-name="T9"> = </text:span></text:span><text:span text:style-name="Source_20_Text"><text:span text:style-name="T12">''</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setProperties(</text:span></text:span><text:span text:style-name="Source_20_Text"><text:span text:style-name="T11">$to</text:span></text:span><text:span text:style-name="Source_20_Text"><text:span text:style-name="T9">, </text:span></text:span><text:span text:style-name="Source_20_Text"><text:span text:style-name="T11">$from</text:span></text:span><text:span text:style-name="Source_20_Text"><text:span text:style-name="T9">, </text:span></text:span><text:span text:style-name="Source_20_Text"><text:span text:style-name="T11">$subject</text:span></text:span><text:span text:style-name="Source_20_Text"><text:span text:style-name="T9">, </text:span></text:span><text:span text:style-name="Source_20_Text"><text:span text:style-name="T11">$body</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to = </text:span></text:span><text:span text:style-name="Source_20_Text"><text:span text:style-name="T11">$to</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from = </text:span></text:span><text:span text:style-name="Source_20_Text"><text:span text:style-name="T11">$from</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subject = </text:span></text:span><text:span text:style-name="Source_20_Text"><text:span text:style-name="T11">$subject</text:span></text:span><text:span text:style-name="Source_20_Text"><text:span text:style-name="T9">;</text:span></text:span></text:p>
      <text:p text:style-name="P2"><text:span text:style-name="Source_20_Text"><text:span text:style-name="T10"><text:s text:c="8"/></text:span></text:span><text:span text:style-name="Source_20_Text"><text:span text:style-name="T11">$this</text:span></text:span><text:span text:style-name="Source_20_Text"><text:span text:style-name="T9">-&gt;body = </text:span></text:span><text:span text:style-name="Source_20_Text"><text:span text:style-name="T11">$body</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2"/>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send()</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echo</text:span></text:span><text:span text:style-name="Source_20_Text"><text:span text:style-name="T9"> </text:span></text:span><text:span text:style-name="Source_20_Text"><text:span text:style-name="T8">__CLASS__</text:span></text:span><text:span text:style-name="Source_20_Text"><text:span text:style-name="T9"> . </text:span></text:span><text:span text:style-name="Source_20_Text"><text:span text:style-name="T12">" - Esta función enviaría un email."</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Ahora creamos </text:span><text:span text:style-name="Emphasis"><text:span text:style-name="T6">mock.php</text:span></text:span><text:span text:style-name="T3">:</text:span></text:p>
      <text:p text:style-name="P3"><text:span text:style-name="Source_20_Text"><text:span text:style-name="T7">// mock.php</text:span></text:span></text:p>
      <text:p text:style-name="P2"><text:span text:style-name="Source_20_Text"><text:span text:style-name="T8">include_once</text:span></text:span><text:span text:style-name="Source_20_Text"><text:span text:style-name="T9"> </text:span></text:span><text:span text:style-name="Source_20_Text"><text:span text:style-name="T12">'email.php'</text:span></text:span><text:span text:style-name="Source_20_Text"><text:span text:style-name="T9">;</text:span></text:span></text:p>
      <text:p text:style-name="P2"/>
      <text:p text:style-name="P2"><text:span text:style-name="Source_20_Text"><text:span text:style-name="T8">class</text:span></text:span><text:span text:style-name="Source_20_Text"><text:span text:style-name="T9"> MockEmail </text:span></text:span><text:span text:style-name="Source_20_Text"><text:span text:style-name="T8">extends</text:span></text:span><text:span text:style-name="Source_20_Text"><text:span text:style-name="T9"> Email</text:span></text:span></text:p>
      <text:p text:style-name="P2"><text:soft-page-break/><text:span text:style-name="Source_20_Text"><text:span text:style-name="T9">{</text:span></text:span></text:p>
      <text:p text:style-name="P2"><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function</text:span></text:span><text:span text:style-name="Source_20_Text"><text:span text:style-name="T9"> send()</text:span></text:span></text:p>
      <text:p text:style-name="P2"><text:span text:style-name="Source_20_Text"><text:span text:style-name="T10"><text:s text:c="4"/></text:span></text:span><text:span text:style-name="Source_20_Text"><text:span text:style-name="T9">{</text:span></text:span></text:p>
      <text:p text:style-name="P2"><text:span text:style-name="Source_20_Text"><text:span text:style-name="T10"><text:s text:c="8"/></text:span></text:span><text:span text:style-name="Source_20_Text"><text:span text:style-name="T8">echo</text:span></text:span><text:span text:style-name="Source_20_Text"><text:span text:style-name="T9"> </text:span></text:span><text:span text:style-name="Source_20_Text"><text:span text:style-name="T8">__CLASS__</text:span></text:span><text:span text:style-name="Source_20_Text"><text:span text:style-name="T9"> . </text:span></text:span><text:span text:style-name="Source_20_Text"><text:span text:style-name="T12">" - Esto no enviaría un email."</text:span></text:span><text:span text:style-name="Source_20_Text"><text:span text:style-name="T9">;</text:span></text:span></text:p>
      <text:p text:style-name="P2"><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8">true</text:span></text:span><text:span text:style-name="Source_20_Text"><text:span text:style-name="T9">;</text:span></text:span></text:p>
      <text:p text:style-name="P2"><text:span text:style-name="Source_20_Text"><text:span text:style-name="T10"><text:s text:c="4"/></text:span></text:span><text:span text:style-name="Source_20_Text"><text:span text:style-name="T9">}</text:span></text:span></text:p>
      <text:p text:style-name="P4"><text:span text:style-name="Source_20_Text"><text:span text:style-name="T9">}</text:span></text:span></text:p>
      <text:p text:style-name="P13"><text:span text:style-name="T3">Finalmente desde el </text:span><text:span text:style-name="Emphasis"><text:span text:style-name="T6">index</text:span></text:span><text:span text:style-name="T3"> podemos emplear tanto la clase original como el </text:span><text:span text:style-name="Emphasis"><text:span text:style-name="T6">mock</text:span></text:span><text:span text:style-name="T3">:</text:span></text:p>
      <text:p text:style-name="P3"><text:span text:style-name="Source_20_Text"><text:span text:style-name="T7">// index.php</text:span></text:span></text:p>
      <text:p text:style-name="P2"><text:span text:style-name="Source_20_Text"><text:span text:style-name="T8">include_once</text:span></text:span><text:span text:style-name="Source_20_Text"><text:span text:style-name="T9"> </text:span></text:span><text:span text:style-name="Source_20_Text"><text:span text:style-name="T12">'email.php'</text:span></text:span><text:span text:style-name="Source_20_Text"><text:span text:style-name="T9">;</text:span></text:span></text:p>
      <text:p text:style-name="P2"><text:span text:style-name="Source_20_Text"><text:span text:style-name="T8">include_once</text:span></text:span><text:span text:style-name="Source_20_Text"><text:span text:style-name="T9"> </text:span></text:span><text:span text:style-name="Source_20_Text"><text:span text:style-name="T12">'mock.php'</text:span></text:span><text:span text:style-name="Source_20_Text"><text:span text:style-name="T9">;</text:span></text:span></text:p>
      <text:p text:style-name="P2"/>
      <text:p text:style-name="P2"><text:span text:style-name="Source_20_Text"><text:span text:style-name="T11">$email</text:span></text:span><text:span text:style-name="Source_20_Text"><text:span text:style-name="T9"> = </text:span></text:span><text:span text:style-name="Source_20_Text"><text:span text:style-name="T8">new</text:span></text:span><text:span text:style-name="Source_20_Text"><text:span text:style-name="T9"> MockEmail();</text:span></text:span></text:p>
      <text:p text:style-name="P2"><text:span text:style-name="Source_20_Text"><text:span text:style-name="T11">$email</text:span></text:span><text:span text:style-name="Source_20_Text"><text:span text:style-name="T9">-&gt;setProperties(</text:span></text:span><text:span text:style-name="Source_20_Text"><text:span text:style-name="T12">'test@ejemplo.com'</text:span></text:span><text:span text:style-name="Source_20_Text"><text:span text:style-name="T9">, </text:span></text:span><text:span text:style-name="Source_20_Text"><text:span text:style-name="T12">'desde@ejemplo.com'</text:span></text:span><text:span text:style-name="Source_20_Text"><text:span text:style-name="T9">, </text:span></text:span><text:span text:style-name="Source_20_Text"><text:span text:style-name="T12">'Tema'</text:span></text:span><text:span text:style-name="Source_20_Text"><text:span text:style-name="T9">, </text:span></text:span><text:span text:style-name="Source_20_Text"><text:span text:style-name="T12">'Este es el body'</text:span></text:span><text:span text:style-name="Source_20_Text"><text:span text:style-name="T9">);</text:span></text:span></text:p>
      <text:p text:style-name="P4"><text:span text:style-name="Source_20_Text"><text:span text:style-name="T11">$email</text:span></text:span><text:span text:style-name="Source_20_Text"><text:span text:style-name="T9">-&gt;send();</text:span></text:span></text:p>
      <text:p text:style-name="P13"><text:span text:style-name="T3">Fuentes: </text:span><text:a xlink:type="simple" xlink:href="https://en.wikipedia.org/wiki/Software_design_pattern" text:style-name="Internet_20_link" text:visited-style-name="Visited_20_Internet_20_Link"><text:span text:style-name="T5">wikipedia.org</text:span></text:a><text:span text:style-name="T3">, </text:span><text:a xlink:type="simple" xlink:href="https://sourcemaking.com/design_patterns" text:style-name="Internet_20_link" text:visited-style-name="Visited_20_Internet_20_Link"><text:span text:style-name="T5">sourcemaking.com</text:span></text:a><text:span text:style-name="T3">, </text:span><text:a xlink:type="simple" xlink:href="http://www.lynda.com/PHP-tutorials/Design-Patterns-PHP/186870-6.html" text:style-name="Internet_20_link" text:visited-style-name="Visited_20_Internet_20_Link"><text:span text:style-name="T5">lynda.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Arial, Helvetica, sans-serif"/>
    <style:font-face style:name="Lucida Sans Unicode" svg:font-family="'Lucida Sans Unicode', 'Lucida Grande', Verdana, Arial, Helvetica, sans-serif"/>
    <style:font-face style:name="Mangal1" svg:font-family="Mangal"/>
    <style:font-face style:name="monospace" svg:font-family="monospace,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0-27T13:49:11.131000000</dc:date>
    <meta:editing-duration>PT1M18S</meta:editing-duration>
    <meta:editing-cycles>1</meta:editing-cycles>
    <meta:document-statistic meta:table-count="1" meta:image-count="0" meta:object-count="0" meta:page-count="21" meta:paragraph-count="639" meta:word-count="3688" meta:character-count="27613" meta:non-whitespace-character-count="22847"/>
  </office:meta>
</office:document-meta>
</file>